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2" style:family="table">
      <style:table-properties style:width="6.6931in" table:align="left"/>
    </style:style>
    <style:style style:name="Table2.A" style:family="table-column">
      <style:table-column-properties style:column-width="0.6507in"/>
    </style:style>
    <style:style style:name="Table2.B" style:family="table-column">
      <style:table-column-properties style:column-width="1.4174in"/>
    </style:style>
    <style:style style:name="Table2.C" style:family="table-column">
      <style:table-column-properties style:column-width="4.625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P1" style:family="paragraph" style:parent-style-name="Default_7e_LT_7e_Titel">
      <style:paragraph-properties fo:margin-top="0.1654in" fo:margin-bottom="0.1374in" style:contextual-spacing="false" fo:text-align="left" style:justify-single-word="false">
        <style:tab-stops>
          <style:tab-stop style:position="0.9984in"/>
        </style:tab-stops>
      </style:paragraph-properties>
      <style:text-properties officeooo:paragraph-rsid="0016a4ce"/>
    </style:style>
    <style:style style:name="P2" style:family="paragraph" style:parent-style-name="Standard">
      <style:text-properties officeooo:paragraph-rsid="0016a4ce"/>
    </style:style>
    <style:style style:name="P3" style:family="paragraph" style:parent-style-name="Default_7e_LT_7e_Titel">
      <style:paragraph-properties fo:margin-top="0.1654in" fo:margin-bottom="0.1374in" style:contextual-spacing="false" fo:text-align="left" style:justify-single-word="false">
        <style:tab-stops>
          <style:tab-stop style:position="0.8752in"/>
        </style:tab-stops>
      </style:paragraph-properties>
      <style:text-properties officeooo:paragraph-rsid="00289130"/>
    </style:style>
    <style:style style:name="P4" style:family="paragraph" style:parent-style-name="Standard">
      <style:text-properties officeooo:paragraph-rsid="004ccf35"/>
    </style:style>
    <style:style style:name="P5" style:family="paragraph" style:parent-style-name="Standard">
      <style:paragraph-properties>
        <style:tab-stops>
          <style:tab-stop style:position="0.9984in"/>
        </style:tab-stops>
      </style:paragraph-properties>
      <style:text-properties officeooo:paragraph-rsid="004ccf35"/>
    </style:style>
    <style:style style:name="P6" style:family="paragraph" style:parent-style-name="Standard">
      <style:paragraph-properties>
        <style:tab-stops>
          <style:tab-stop style:position="0.9984in"/>
        </style:tab-stops>
      </style:paragraph-properties>
      <style:text-properties officeooo:paragraph-rsid="0016a4ce"/>
    </style:style>
    <style:style style:name="P7" style:family="paragraph" style:parent-style-name="Text_20_body">
      <style:paragraph-properties fo:break-before="page"/>
      <style:text-properties officeooo:paragraph-rsid="003e313b"/>
    </style:style>
    <style:style style:name="P8" style:family="paragraph" style:parent-style-name="Text_20_body">
      <style:paragraph-properties fo:margin-left="0in" fo:margin-right="0in" fo:text-indent="0in" style:auto-text-indent="false"/>
      <style:text-properties style:font-name="Carlito" officeooo:rsid="018e4dab" style:font-size-asian="11pt" style:font-size-complex="11pt"/>
    </style:style>
    <style:style style:name="P9"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18e4dab" style:font-size-asian="11pt" style:font-size-complex="11pt"/>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Text_20_body">
      <style:text-properties officeooo:paragraph-rsid="003e313b"/>
    </style:style>
    <style:style style:name="P13" style:family="paragraph" style:parent-style-name="Heading_20_1" style:list-style-name="Numbering_20_123">
      <style:paragraph-properties fo:break-before="page"/>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list-style-name="L1">
      <style:paragraph-properties fo:margin-left="0in" fo:margin-right="0in" fo:margin-top="0in" fo:margin-bottom="0in" style:contextual-spacing="false" fo:text-indent="0in" style:auto-text-indent="false"/>
    </style:style>
    <style:style style:name="P16" style:family="paragraph" style:parent-style-name="Heading_20_1">
      <style:paragraph-properties fo:margin-top="0in" fo:margin-bottom="0.1in" style:contextual-spacing="false" fo:line-height="120%"/>
      <style:text-properties style:font-name="Carlito2" fo:font-size="11pt"/>
    </style:style>
    <style:style style:name="P17" style:family="paragraph" style:parent-style-name="Heading_20_1" style:list-style-name="Numbering_20_123">
      <style:paragraph-properties fo:break-before="page" fo:keep-with-next="always"/>
    </style:style>
    <style:style style:name="P18" style:family="paragraph" style:parent-style-name="Text_20_body">
      <style:paragraph-properties fo:margin-left="0in" fo:margin-right="0in" fo:text-indent="0in" style:auto-text-indent="false"/>
      <style:text-properties officeooo:paragraph-rsid="005e777d"/>
    </style:style>
    <style:style style:name="P19" style:family="paragraph" style:parent-style-name="Heading_20_1">
      <style:paragraph-properties fo:margin-top="0in" fo:margin-bottom="0.1in" style:contextual-spacing="false" fo:line-height="120%" fo:keep-with-next="always"/>
    </style:style>
    <style:style style:name="P20" style:family="paragraph" style:parent-style-name="Text_20_body" style:list-style-name="L2">
      <style:paragraph-properties fo:margin-left="0in" fo:margin-right="0in" fo:text-indent="0in" style:auto-text-indent="false"/>
    </style:style>
    <style:style style:name="P21" style:family="paragraph" style:parent-style-name="Text_20_body" style:list-style-name="L3">
      <style:paragraph-properties fo:margin-left="0in" fo:margin-right="0in" fo:text-indent="0in" style:auto-text-indent="false"/>
    </style:style>
    <style:style style:name="P22" style:family="paragraph" style:parent-style-name="Heading_20_2">
      <style:paragraph-properties fo:margin-top="0in" fo:margin-bottom="0.1in" style:contextual-spacing="false" fo:line-height="120%" fo:keep-with-next="always"/>
    </style:style>
    <style:style style:name="P23" style:family="paragraph" style:parent-style-name="Text_20_body" style:list-style-name="L4">
      <style:paragraph-properties fo:margin-left="0in" fo:margin-right="0in" fo:text-indent="0in" style:auto-text-indent="false"/>
    </style:style>
    <style:style style:name="P24" style:family="paragraph" style:parent-style-name="Text_20_body" style:list-style-name="L5">
      <style:paragraph-properties fo:margin-left="0in" fo:margin-right="0in" fo:text-indent="0in" style:auto-text-indent="false"/>
    </style:style>
    <style:style style:name="P25" style:family="paragraph" style:parent-style-name="Heading_20_2">
      <style:paragraph-properties fo:margin-top="0in" fo:margin-bottom="0.1in" style:contextual-spacing="false" fo:line-height="120%"/>
      <style:text-properties style:font-name="Carlito2" fo:font-size="11pt"/>
    </style:style>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6"/>
    <style:style style:name="P28" style:family="paragraph" style:parent-style-name="Text_20_body" style:list-style-name="L7">
      <style:paragraph-properties fo:margin-top="0in" fo:margin-bottom="0in" style:contextual-spacing="false"/>
    </style:style>
    <style:style style:name="P29" style:family="paragraph" style:parent-style-name="Text_20_body" style:list-style-name="L7"/>
    <style:style style:name="P30" style:family="paragraph" style:parent-style-name="Text_20_body" style:list-style-name="L8">
      <style:paragraph-properties fo:margin-top="0in" fo:margin-bottom="0in" style:contextual-spacing="false"/>
    </style:style>
    <style:style style:name="P31" style:family="paragraph" style:parent-style-name="Text_20_body" style:list-style-name="L8"/>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9"/>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0"/>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1"/>
    <style:style style:name="P38" style:family="paragraph" style:parent-style-name="Text_20_body" style:list-style-name="L12">
      <style:paragraph-properties fo:margin-top="0in" fo:margin-bottom="0in" style:contextual-spacing="false"/>
    </style:style>
    <style:style style:name="P39" style:family="paragraph" style:parent-style-name="Text_20_body" style:list-style-name="L12"/>
    <style:style style:name="P40" style:family="paragraph" style:parent-style-name="Heading_20_3">
      <style:paragraph-properties fo:margin-top="0in" fo:margin-bottom="0.1in" style:contextual-spacing="false" fo:line-height="120%"/>
      <style:text-properties style:font-name="Carlito2" fo:font-size="11pt"/>
    </style:style>
    <style:style style:name="P41" style:family="paragraph" style:parent-style-name="Text_20_body" style:list-style-name="L13">
      <style:paragraph-properties fo:margin-top="0in" fo:margin-bottom="0in" style:contextual-spacing="false"/>
    </style:style>
    <style:style style:name="P42" style:family="paragraph" style:parent-style-name="Text_20_body" style:list-style-name="L13"/>
    <style:style style:name="P43" style:family="paragraph" style:parent-style-name="Text_20_body" style:list-style-name="L14">
      <style:paragraph-properties fo:margin-top="0in" fo:margin-bottom="0in" style:contextual-spacing="false"/>
    </style:style>
    <style:style style:name="P44" style:family="paragraph" style:parent-style-name="Text_20_body" style:list-style-name="L14"/>
    <style:style style:name="P45" style:family="paragraph" style:parent-style-name="Heading_20_1">
      <style:paragraph-properties fo:margin-top="0in" fo:margin-bottom="0.1in" style:contextual-spacing="false" fo:line-height="120%"/>
    </style:style>
    <style:style style:name="P46" style:family="paragraph" style:parent-style-name="Text_20_body">
      <style:paragraph-properties fo:margin-top="0in" fo:margin-bottom="0.1in" style:contextual-spacing="false" fo:line-height="120%"/>
    </style:style>
    <style:style style:name="P47" style:family="paragraph" style:parent-style-name="Text_20_body" style:list-style-name="L15">
      <style:paragraph-properties fo:margin-left="0in" fo:margin-right="0in" fo:text-indent="0in" style:auto-text-indent="false"/>
    </style:style>
    <style:style style:name="P48" style:family="paragraph" style:parent-style-name="Text_20_body" style:list-style-name="L16">
      <style:paragraph-properties fo:margin-top="0in" fo:margin-bottom="0in" style:contextual-spacing="false"/>
    </style:style>
    <style:style style:name="P49" style:family="paragraph" style:parent-style-name="Text_20_body" style:list-style-name="L16"/>
    <style:style style:name="P50" style:family="paragraph" style:parent-style-name="Heading_20_1" style:list-style-name="Numbering_20_123">
      <style:paragraph-properties fo:keep-with-next="always"/>
    </style:style>
    <style:style style:name="P51" style:family="paragraph" style:parent-style-name="Heading_20_1" style:list-style-name="Numbering_20_123"/>
    <style:style style:name="P52" style:family="paragraph" style:parent-style-name="Text_20_body" style:list-style-name="L17">
      <style:paragraph-properties fo:margin-left="0in" fo:margin-right="0in" fo:margin-top="0in" fo:margin-bottom="0in" style:contextual-spacing="false" fo:text-indent="0in" style:auto-text-indent="false"/>
    </style:style>
    <style:style style:name="P53" style:family="paragraph" style:parent-style-name="Text_20_body">
      <style:text-properties style:font-name="Carlito2" fo:font-size="11pt"/>
    </style:style>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8"/>
    <style:style style:name="P56" style:family="paragraph" style:parent-style-name="Heading_20_3">
      <style:paragraph-properties fo:margin-top="0in" fo:margin-bottom="0.1in" style:contextual-spacing="false" fo:line-height="120%"/>
    </style:style>
    <style:style style:name="P57" style:family="paragraph" style:parent-style-name="Text_20_body" style:list-style-name="L19">
      <style:paragraph-properties fo:margin-top="0in" fo:margin-bottom="0in" style:contextual-spacing="false"/>
    </style:style>
    <style:style style:name="P58" style:family="paragraph" style:parent-style-name="Text_20_body" style:list-style-name="L20">
      <style:paragraph-properties fo:margin-top="0in" fo:margin-bottom="0in" style:contextual-spacing="false"/>
    </style:style>
    <style:style style:name="P59" style:family="paragraph" style:parent-style-name="Heading_20_3">
      <style:paragraph-properties fo:margin-top="0in" fo:margin-bottom="0.1in" style:contextual-spacing="false" fo:line-height="120%" fo:keep-with-next="always"/>
    </style:style>
    <style:style style:name="P60" style:family="paragraph" style:parent-style-name="Text_20_body" style:list-style-name="L21">
      <style:paragraph-properties fo:margin-top="0in" fo:margin-bottom="0in" style:contextual-spacing="false"/>
    </style:style>
    <style:style style:name="P61" style:family="paragraph" style:parent-style-name="Text_20_body" style:list-style-name="L21">
      <style:paragraph-properties fo:margin-top="0in" fo:margin-bottom="0in" style:contextual-spacing="false"/>
      <style:text-properties officeooo:paragraph-rsid="00603feb"/>
    </style:style>
    <style:style style:name="P62" style:family="paragraph" style:parent-style-name="Text_20_body" style:list-style-name="L22">
      <style:paragraph-properties fo:margin-top="0in" fo:margin-bottom="0in" style:contextual-spacing="false"/>
    </style:style>
    <style:style style:name="P63" style:family="paragraph" style:parent-style-name="Text_20_body" style:list-style-name="L22">
      <style:paragraph-properties fo:margin-top="0in" fo:margin-bottom="0in" style:contextual-spacing="false"/>
      <style:text-properties officeooo:paragraph-rsid="00603feb"/>
    </style:style>
    <style:style style:name="P64" style:family="paragraph" style:parent-style-name="Text_20_body" style:list-style-name="L23">
      <style:paragraph-properties fo:margin-top="0in" fo:margin-bottom="0in" style:contextual-spacing="false"/>
    </style:style>
    <style:style style:name="P65" style:family="paragraph" style:parent-style-name="Text_20_body" style:list-style-name="L23"/>
    <style:style style:name="P66" style:family="paragraph" style:parent-style-name="Text_20_body" style:list-style-name="L24">
      <style:paragraph-properties fo:margin-top="0in" fo:margin-bottom="0in" style:contextual-spacing="false"/>
    </style:style>
    <style:style style:name="P67" style:family="paragraph" style:parent-style-name="Text_20_body" style:list-style-name="L24"/>
    <style:style style:name="P68" style:family="paragraph" style:parent-style-name="Text_20_body" style:list-style-name="L25">
      <style:paragraph-properties fo:margin-top="0in" fo:margin-bottom="0in" style:contextual-spacing="false"/>
    </style:style>
    <style:style style:name="P69" style:family="paragraph" style:parent-style-name="Text_20_body" style:list-style-name="L25"/>
    <style:style style:name="P70" style:family="paragraph" style:parent-style-name="Text_20_body" style:list-style-name="L26">
      <style:paragraph-properties fo:margin-top="0in" fo:margin-bottom="0in" style:contextual-spacing="false"/>
    </style:style>
    <style:style style:name="P71" style:family="paragraph" style:parent-style-name="Text_20_body" style:list-style-name="L26">
      <style:paragraph-properties fo:margin-top="0in" fo:margin-bottom="0in" style:contextual-spacing="false"/>
      <style:text-properties fo:font-weight="bold" style:font-weight-asian="bold" style:font-weight-complex="bold"/>
    </style:style>
    <style:style style:name="P72" style:family="paragraph" style:parent-style-name="Text_20_body" style:list-style-name="L27">
      <style:paragraph-properties fo:margin-top="0in" fo:margin-bottom="0in" style:contextual-spacing="false"/>
    </style:style>
    <style:style style:name="P73" style:family="paragraph" style:parent-style-name="Text_20_body" style:list-style-name="L27"/>
    <style:style style:name="P74" style:family="paragraph" style:parent-style-name="Text_20_body" style:list-style-name="L28">
      <style:paragraph-properties fo:margin-top="0in" fo:margin-bottom="0in" style:contextual-spacing="false"/>
    </style:style>
    <style:style style:name="P75" style:family="paragraph" style:parent-style-name="Text_20_body" style:list-style-name="L29">
      <style:paragraph-properties fo:margin-top="0in" fo:margin-bottom="0in" style:contextual-spacing="false"/>
    </style:style>
    <style:style style:name="P76" style:family="paragraph" style:parent-style-name="Text_20_body" style:list-style-name="L30">
      <style:paragraph-properties fo:margin-top="0in" fo:margin-bottom="0in" style:contextual-spacing="false"/>
    </style:style>
    <style:style style:name="P77" style:family="paragraph" style:parent-style-name="Text_20_body" style:list-style-name="L30"/>
    <style:style style:name="P78" style:family="paragraph" style:parent-style-name="Text_20_body">
      <style:paragraph-properties fo:margin-left="0in" fo:margin-right="0in" fo:margin-top="0in" fo:margin-bottom="0.1in" style:contextual-spacing="false" fo:text-indent="0in" style:auto-text-indent="false" fo:padding="0in" fo:border="none"/>
    </style:style>
    <style:style style:name="P79" style:family="paragraph" style:parent-style-name="Text_20_body">
      <style:paragraph-properties fo:margin-left="0in" fo:margin-right="0in" fo:margin-top="0in" fo:margin-bottom="0.0201in" style:contextual-spacing="false" fo:text-indent="0in" style:auto-text-indent="false" fo:padding="0in" fo:border="none"/>
    </style:style>
    <style:style style:name="P80" style:family="paragraph" style:parent-style-name="Text_20_body">
      <style:paragraph-properties fo:margin-top="0in" fo:margin-bottom="0.0201in" style:contextual-spacing="false"/>
      <style:text-properties officeooo:paragraph-rsid="003e313b"/>
    </style:style>
    <style:style style:name="P81" style:family="paragraph" style:parent-style-name="Text_20_body">
      <style:text-properties officeooo:paragraph-rsid="00509d84"/>
    </style:style>
    <style:style style:name="P82" style:family="paragraph" style:parent-style-name="Text_20_body">
      <style:paragraph-properties fo:margin-left="0.4925in" fo:text-indent="0in" style:auto-text-indent="false"/>
      <style:text-properties officeooo:paragraph-rsid="00509d84"/>
    </style:style>
    <style:style style:name="P83" style:family="paragraph" style:parent-style-name="Text_20_body">
      <style:paragraph-properties fo:margin-left="0.4925in" fo:margin-right="0in" fo:text-indent="0in" style:auto-text-indent="false"/>
      <style:text-properties officeooo:paragraph-rsid="00509d84"/>
    </style:style>
    <style:style style:name="P84" style:family="paragraph" style:parent-style-name="Text_20_body">
      <style:paragraph-properties fo:margin-left="0in" fo:margin-top="0.1201in" fo:margin-bottom="0.0799in" style:contextual-spacing="false" fo:text-indent="0in" style:auto-text-indent="false"/>
      <style:text-properties officeooo:paragraph-rsid="00509d84"/>
    </style:style>
    <style:style style:name="P85" style:family="paragraph" style:parent-style-name="Text_20_body">
      <style:paragraph-properties fo:margin-left="0.4925in" fo:margin-top="0in" fo:margin-bottom="0.1in" style:contextual-spacing="false" fo:text-indent="0in" style:auto-text-indent="false"/>
      <style:text-properties officeooo:paragraph-rsid="00509d84"/>
    </style:style>
    <style:style style:name="P86"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paragraph-rsid="00509d84" style:font-size-asian="11pt" style:font-size-complex="11pt"/>
    </style:style>
    <style:style style:name="P87" style:family="paragraph" style:parent-style-name="Text_20_body">
      <style:paragraph-properties fo:margin-left="0.4925in" fo:margin-right="0in" fo:margin-top="0in" fo:margin-bottom="0.1in" style:contextual-spacing="false" fo:text-indent="0in" style:auto-text-indent="false"/>
      <style:text-properties officeooo:paragraph-rsid="00509d84"/>
    </style:style>
    <style:style style:name="P88"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89"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90" style:family="paragraph" style:parent-style-name="Text_20_body">
      <style:paragraph-properties fo:margin-left="0in" fo:margin-right="0in" fo:margin-top="0in" fo:margin-bottom="0in" style:contextual-spacing="false" fo:text-indent="0in" style:auto-text-indent="false"/>
      <style:text-properties style:font-name="Carlito" fo:font-size="11pt" officeooo:rsid="0016a4ce" officeooo:paragraph-rsid="005250dd" style:font-size-asian="11pt" style:font-size-complex="11pt"/>
    </style:style>
    <style:style style:name="P91" style:family="paragraph" style:parent-style-name="Heading_20_1" style:list-style-name="Numbering_20_123" style:master-page-name="">
      <style:paragraph-properties style:page-number="auto" fo:break-before="page"/>
      <style:text-properties officeooo:paragraph-rsid="003e313b"/>
    </style:style>
    <style:style style:name="P92" style:family="paragraph" style:parent-style-name="Text_20_body">
      <style:paragraph-properties fo:margin-top="0in" fo:margin-bottom="0in" style:contextual-spacing="false"/>
      <style:text-properties officeooo:paragraph-rsid="00540336"/>
    </style:style>
    <style:style style:name="P93" style:family="paragraph" style:parent-style-name="Text_20_body">
      <style:text-properties officeooo:paragraph-rsid="004fa971"/>
    </style:style>
    <style:style style:name="P94" style:family="paragraph" style:parent-style-name="Heading_20_1" style:list-style-name="Numbering_20_123" style:master-page-name="">
      <style:paragraph-properties style:page-number="auto" fo:break-before="page" fo:keep-with-next="always"/>
      <style:text-properties officeooo:paragraph-rsid="004fa971"/>
    </style:style>
    <style:style style:name="P95" style:family="paragraph" style:parent-style-name="Text_20_body">
      <style:text-properties style:font-name="Carlito2" fo:font-size="11pt" officeooo:paragraph-rsid="004fa971"/>
    </style:style>
    <style:style style:name="P96" style:family="paragraph" style:parent-style-name="Table_20_Heading">
      <style:paragraph-properties fo:text-align="left" style:justify-single-word="false"/>
      <style:text-properties officeooo:paragraph-rsid="004fa971"/>
    </style:style>
    <style:style style:name="P97" style:family="paragraph" style:parent-style-name="Table_20_Contents">
      <style:paragraph-properties fo:text-align="left" style:justify-single-word="false"/>
      <style:text-properties officeooo:paragraph-rsid="004fa971"/>
    </style:style>
    <style:style style:name="P98" style:family="paragraph" style:parent-style-name="Table_20_Contents">
      <style:paragraph-properties fo:text-align="left" style:justify-single-word="false"/>
      <style:text-properties style:font-name="Carlito" fo:font-size="11pt" officeooo:paragraph-rsid="004fa971" style:font-size-asian="11pt" style:font-size-complex="11pt"/>
    </style:style>
    <style:style style:name="P99"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16a4ce" officeooo:paragraph-rsid="004ccf35" style:font-size-asian="11pt" style:font-size-complex="11pt"/>
    </style:style>
    <style:style style:name="T1" style:family="text">
      <style:text-properties fo:font-family="'Liberation Sans'" style:font-family-generic="roman" style:font-pitch="variable" fo:font-size="13.5pt" fo:font-weight="bold" style:font-size-asian="13.5pt" style:font-weight-asian="bold"/>
    </style:style>
    <style:style style:name="T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style:letter-kerning="true" style:font-name-asian="Noto Sans" style:font-size-asian="42pt" style:font-style-asian="normal" style:font-weight-asian="bold" style:font-name-complex="Noto Sans" style:font-size-complex="42pt" style:font-style-complex="normal" style:text-emphasize="none"/>
    </style:style>
    <style:style style:name="T3"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officeooo:rsid="002c52c5" style:letter-kerning="true" style:font-name-asian="Noto Sans" style:font-size-asian="42pt" style:font-style-asian="normal" style:font-weight-asian="bold" style:font-name-complex="Noto Sans" style:font-size-complex="42pt" style:font-style-complex="normal" style:text-emphasize="none"/>
    </style:style>
    <style:style style:name="T4" style:family="text">
      <style:text-properties fo:font-family="'Liberation Sans'" style:font-family-generic="roman" style:font-pitch="variable" fo:font-size="42pt" fo:font-weight="bold" style:font-size-asian="42pt" style:font-weight-asian="bold" style:font-size-complex="42pt"/>
    </style:style>
    <style:style style:name="T5" style:family="text">
      <style:text-properties fo:font-family="'Liberation Sans'" style:font-family-generic="roman" style:font-pitch="variable" fo:font-size="31.5pt" fo:font-weight="bold" style:font-size-asian="31.5pt" style:font-weight-asian="bold" style:font-size-complex="31.5pt"/>
    </style:style>
    <style:style style:name="T6" style:family="text">
      <style:text-properties fo:font-family="'Liberation Sans'" style:font-family-generic="roman" style:font-pitch="variable" fo:font-size="26pt" style:font-size-asian="26pt" style:font-size-complex="26pt"/>
    </style:style>
    <style:style style:name="T7" style:family="text">
      <style:text-properties style:font-name="Carlito" fo:font-size="42pt" fo:font-style="normal" fo:font-weight="bold" officeooo:rsid="0016a4ce" style:font-size-asian="42pt" style:font-style-asian="normal" style:font-weight-asian="bold" style:font-size-complex="42pt" style:font-style-complex="normal"/>
    </style:style>
    <style:style style:name="T8" style:family="text">
      <style:text-properties style:font-name="Carlito" fo:font-size="26pt" fo:font-style="normal" fo:font-weight="bold" officeooo:rsid="001145aa" style:font-size-asian="26pt" style:font-style-asian="normal" style:font-weight-asian="bold" style:font-size-complex="26pt" style:font-style-complex="normal"/>
    </style:style>
    <style:style style:name="T9" style:family="text">
      <style:text-properties style:font-name="Carlito" fo:font-size="26pt" fo:font-style="normal" fo:font-weight="bold" officeooo:rsid="00225e3a" style:font-size-asian="26pt" style:font-style-asian="normal" style:font-weight-asian="bold" style:font-size-complex="26pt" style:font-style-complex="normal" style:font-weight-complex="bold"/>
    </style:style>
    <style:style style:name="T10" style:family="text">
      <style:text-properties style:font-name="Carlito" fo:font-size="26pt" style:font-size-asian="26pt" style:font-size-complex="26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style:font-name="Carlito" fo:font-size="11pt" fo:font-style="normal" fo:font-weight="normal" officeooo:rsid="00c53327" style:font-size-asian="11pt" style:font-style-asian="normal" style:font-weight-asian="normal" style:font-size-complex="11pt" style:font-style-complex="normal" style:font-weight-complex="normal"/>
    </style:style>
    <style:style style:name="T13" style:family="text">
      <style:text-properties style:font-name="Carlito" fo:font-size="11pt" fo:font-style="italic" fo:font-weight="normal" officeooo:rsid="000fa486" style:font-size-asian="11pt" style:font-style-asian="italic" style:font-weight-asian="normal" style:font-size-complex="11pt" style:font-style-complex="italic" style:font-weight-complex="normal"/>
    </style:style>
    <style:style style:name="T14" style:family="text">
      <style:text-properties style:font-name="Carlito" fo:font-size="11pt" fo:font-style="italic" fo:font-weight="normal" officeooo:rsid="00606597" style:font-size-asian="11pt" style:font-style-asian="italic" style:font-weight-asian="normal" style:font-size-complex="11pt" style:font-style-complex="italic" style:font-weight-complex="normal"/>
    </style:style>
    <style:style style:name="T15" style:family="text">
      <style:text-properties style:font-name="Carlito" fo:font-size="11pt" fo:font-style="italic" fo:font-weight="normal" officeooo:rsid="00c53327" style:font-size-asian="11pt" style:font-style-asian="italic" style:font-weight-asian="normal" style:font-size-complex="11pt" style:font-style-complex="italic" style:font-weight-complex="normal"/>
    </style:style>
    <style:style style:name="T16" style:family="text">
      <style:text-properties style:font-name="Carlito" fo:font-size="11pt" fo:font-style="italic" fo:font-weight="normal" officeooo:rsid="00e84ca5" style:font-size-asian="11pt" style:font-style-asian="italic" style:font-weight-asian="normal" style:font-size-complex="11pt" style:font-style-complex="italic" style:font-weight-complex="normal"/>
    </style:style>
    <style:style style:name="T17" style:family="text">
      <style:text-properties style:font-name="Carlito" fo:font-size="11pt" fo:font-style="italic" fo:font-weight="normal" officeooo:rsid="017e4bc6" style:font-size-asian="11pt" style:font-style-asian="italic" style:font-weight-asian="normal" style:font-size-complex="11pt" style:font-style-complex="italic" style:font-weight-complex="normal"/>
    </style:style>
    <style:style style:name="T18" style:family="text">
      <style:text-properties style:font-name="Carlito" fo:font-size="11pt" fo:font-style="normal" fo:font-weight="normal" officeooo:rsid="017e4bc6" style:font-size-asian="11pt" style:font-style-asian="normal" style:font-weight-asian="normal" style:font-size-complex="11pt" style:font-style-complex="normal" style:font-weight-complex="normal"/>
    </style:style>
    <style:style style:name="T19" style:family="text">
      <style:text-properties fo:font-size="18pt" style:font-size-asian="18pt" style:font-size-complex="18pt"/>
    </style:style>
    <style:style style:name="T20" style:family="text">
      <style:text-properties fo:font-weight="bold" style:font-weight-asian="bold" style:font-weight-complex="bold"/>
    </style:style>
    <style:style style:name="T21" style:family="text">
      <style:text-properties style:font-name="Carlito" officeooo:rsid="018e4dab" style:font-size-asian="11pt" style:font-size-complex="11pt"/>
    </style:style>
    <style:style style:name="T22" style:family="text">
      <style:text-properties style:font-name="Carlito" fo:font-size="18pt" officeooo:rsid="018e4dab" style:font-name-asian="Source Han Sans CN Regular" style:font-size-asian="18pt" style:font-name-complex="Lohit Devanagari" style:font-size-complex="18pt"/>
    </style:style>
    <style:style style:name="T23" style:family="text">
      <style:text-properties style:font-name-asian="Source Han Sans CN Regular" style:font-name-complex="Lohit Devanagari"/>
    </style:style>
    <style:style style:name="T24" style:family="text">
      <style:text-properties fo:font-weight="normal" style:font-weight-asian="normal" style:font-weight-complex="normal"/>
    </style:style>
    <style:style style:name="T25" style:family="text">
      <style:text-properties style:font-name="Carlito2" fo:font-size="11pt" style:font-name-asian="Source Han Sans CN Regular" style:font-name-complex="Lohit Devanagari"/>
    </style:style>
    <style:style style:name="T26" style:family="text">
      <style:text-properties style:font-name="Carlito2" fo:font-size="11pt"/>
    </style:style>
    <style:style style:name="T27" style:family="text">
      <style:text-properties style:font-name="Carlito2" fo:font-size="11pt" fo:font-weight="normal" style:font-weight-asian="normal" style:font-weight-complex="normal"/>
    </style:style>
    <style:style style:name="T28" style:family="text">
      <style:text-properties style:font-name="Carlito2" fo:font-size="11pt" fo:font-weight="bold" style:font-weight-asian="bold" style:font-weight-complex="bold"/>
    </style:style>
    <style:style style:name="T29" style:family="text">
      <style:text-properties officeooo:rsid="00606597"/>
    </style:style>
    <style:style style:name="T30" style:family="text">
      <style:text-properties officeooo:rsid="00603feb"/>
    </style:style>
    <style:style style:name="T31" style:family="text">
      <style:text-properties officeooo:rsid="004fa971"/>
    </style:style>
    <style:style style:name="T32" style:family="text">
      <style:text-properties loext:padding="0in" loext:border="none"/>
    </style:style>
    <style:style style:name="T33" style:family="text">
      <style:text-properties fo:font-size="13pt" style:font-size-asian="13pt" style:font-size-complex="13pt"/>
    </style:style>
    <style:style style:name="T34" style:family="text">
      <style:text-properties style:font-name="Carlito" fo:font-size="13pt" style:font-size-asian="13pt" style:font-size-complex="13pt"/>
    </style:style>
    <style:style style:name="T35" style:family="text">
      <style:text-properties style:font-name="Carlito" fo:font-size="11pt" style:font-size-asian="11pt" style:font-size-complex="11pt"/>
    </style:style>
    <style:style style:name="T36" style:family="text">
      <style:text-properties style:font-name="Carlito" fo:font-size="11pt" fo:font-weight="normal" officeooo:rsid="00073c3b" style:font-size-asian="11pt" style:font-weight-asian="normal" style:font-size-complex="11pt" style:font-weight-complex="normal"/>
    </style:style>
    <style:style style:name="T37" style:family="text">
      <style:text-properties style:font-name="Carlito" fo:font-size="11pt" officeooo:rsid="00073c3b" style:font-size-asian="11pt" style:font-size-complex="11pt"/>
    </style:style>
    <style:style style:name="T38" style:family="text">
      <style:text-properties fo:font-family="Cousine" style:font-family-generic="modern" style:font-pitch="fixed" fo:font-size="7pt" fo:font-weight="normal" officeooo:rsid="006afbd5" style:font-size-asian="7pt" style:font-weight-asian="normal" style:font-size-complex="7pt" style:font-weight-complex="normal"/>
    </style:style>
    <style:style style:name="T39" style:family="text">
      <style:text-properties fo:font-family="Cousine" style:font-family-generic="modern" style:font-pitch="fixed" fo:font-size="7pt" fo:font-weight="bold" officeooo:rsid="006afbd5" style:font-size-asian="7pt" style:font-weight-asian="bold" style:font-size-complex="7pt" style:font-weight-complex="bold"/>
    </style:style>
    <style:style style:name="T40" style:family="text">
      <style:text-properties officeooo:rsid="0043a23e"/>
    </style:style>
    <style:style style:name="T41" style:family="text">
      <style:text-properties style:font-name="Carlito" fo:font-size="11pt" fo:font-weight="normal" officeooo:rsid="00540336" style:font-name-asian="Source Han Sans CN Regular" style:font-size-asian="11pt" style:font-weight-asian="normal" style:font-name-complex="Lohit Devanagari" style:font-size-complex="11pt" style:font-weight-complex="normal"/>
    </style:style>
    <style:style style:name="T42" style:family="text">
      <style:text-properties fo:color="#0369a3" loext:opacity="100%" style:font-name="Carlito" fo:font-size="11pt" style:text-underline-style="none" fo:font-weight="normal" officeooo:rsid="00540336" style:font-name-asian="Source Han Sans CN Regular" style:font-size-asian="11pt" style:font-weight-asian="normal" style:font-name-complex="Lohit Devanagari" style:font-size-complex="11pt" style:font-weight-complex="normal"/>
    </style:style>
    <style:style style:name="T43" style:family="text">
      <style:text-properties fo:font-size="11pt" fo:font-weight="normal" officeooo:rsid="0016a4ce" style:font-name-asian="Source Han Sans CN Regular" style:font-size-asian="11pt" style:font-weight-asian="normal" style:font-name-complex="Lohit Devanagari" style:font-size-complex="11pt" style:font-weight-complex="normal"/>
    </style:style>
    <style:style style:name="T44" style:family="text">
      <style:text-properties fo:font-size="11pt" style:font-size-asian="11pt" style:font-size-complex="11pt"/>
    </style:style>
    <style:style style:name="T45" style:family="text">
      <style:text-properties fo:color="#0369a3" loext:opacity="100%"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10049" number:language="fr" number:country="FR">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span><text:span text:style-name="Emphasis"><text:span text:style-name="T3">C</text:span></text:span><text:span text:style-name="Emphasis"><text:span text:style-name="T2">ompan</text:span></text:span><text:span text:style-name="Emphasis"><text:span text:style-name="T3">iX]</text:span></text:span><text:span text:style-name="T4">™</text:span><text:span text:style-name="T5"><text:line-break/> <text:s text:c="7"/></text:span><text:span text:style-name="T6">Inspired by life, for life.</text:span></text:p>
      <text:p text:style-name="P2"/>
      <text:p text:style-name="P2"/>
      <text:p text:style-name="P2"/>
      <text:p text:style-name="P2"/>
      <text:p text:style-name="P2"/>
      <text:p text:style-name="P2"/>
      <text:p text:style-name="P2"/>
      <text:p text:style-name="P2"/>
      <text:p text:style-name="P2"/>
      <text:p text:style-name="P2"/>
      <text:p text:style-name="P3" loext:marker-style-name="T1"><text:span text:style-name="Emphasis"><text:span text:style-name="T7">CIF – Cycle Invariant File </text:span></text:span></text:p>
      <text:p text:style-name="P3" loext:marker-style-name="T1"><text:span text:style-name="Emphasis"><text:span text:style-name="T8"/></text:span></text:p>
      <text:p text:style-name="P3" loext:marker-style-name="T1"><text:span text:style-name="Emphasis"><text:span text:style-name="T8"/></text:span></text:p>
      <text:p text:style-name="P3" loext:marker-style-name="T1"><text:span text:style-name="Emphasis"><text:span text:style-name="T9">Shared Agronomic Framework for Crop Cycle Analysis </text:span></text:span></text:p>
      <text:p text:style-name="P2"><text:span text:style-name="Emphasis"><text:span text:style-name="T10"/></text:span></text:p>
      <text:p text:style-name="P2"><text:span text:style-name="Emphasis"><text:span text:style-name="T10"/></text:span></text:p>
      <text:p text:style-name="P2"><text:span text:style-name="Emphasis"><text:span text:style-name="T10"/></text:span></text:p>
      <text:p text:style-name="P4"><text:span text:style-name="Emphasis"><text:span text:style-name="T11">Supported by Innosuisse</text:span></text:span></text:p>
      <text:p text:style-name="P5"><text:span text:style-name="Strong_20_Emphasis"><text:span text:style-name="T12"/></text:span></text:p>
      <text:p text:style-name="P5"><text:bookmark-start text:name="__RefHeading___Toc1875_1307989625"/><text:span text:style-name="Strong_20_Emphasis"><text:span text:style-name="T13">Version : </text:span></text:span><text:span text:style-name="Strong_20_Emphasis"><text:span text:style-name="T14">4</text:span></text:span><text:span text:style-name="Strong_20_Emphasis"><text:span text:style-name="T15">.</text:span></text:span><text:span text:style-name="Strong_20_Emphasis"><text:span text:style-name="T16"><text:editing-cycles>2</text:editing-cycles></text:span></text:span><text:span text:style-name="Strong_20_Emphasis"><text:span text:style-name="T16"> - </text:span></text:span><text:span text:style-name="Strong_20_Emphasis"><text:span text:style-name="T15"><text:modification-date style:data-style-name="N10049">2026-04-10</text:modification-date></text:span></text:span><text:span text:style-name="Strong_20_Emphasis"><text:span text:style-name="T12"><text:line-break/></text:span></text:span><text:span text:style-name="Strong_20_Emphasis"><text:span text:style-name="T17">Background IP : Jan Affolter ITS (CHE‑104.801.264), owner of the CompaniX project.</text:span></text:span><text:bookmark-end text:name="__RefHeading___Toc1875_1307989625"/></text:p>
      <text:p text:style-name="P6"><text:span text:style-name="Strong_20_Emphasis"><text:span text:style-name="T18"/></text:span></text:p>
      <text:p text:style-name="P7"><text:span text:style-name="Strong_20_Emphasis"><text:span text:style-name="T19">Foreword</text:span></text:span></text:p>
      <text:p text:style-name="P8">Modern agriculture requires tools capable of describing agronomic reality with precision, without unnecessary complexity or interpretation. In a context where farming operations seek to understand performance gaps between seemingly similar plots, the ability to <text:span text:style-name="Strong_20_Emphasis">document what the crop actually experienced</text:span> becomes essential.</text:p>
      <text:p text:style-name="P8">The <text:span text:style-name="Strong_20_Emphasis">CIF – Cycle Invariant File</text:span> addresses this need. It is a <text:span text:style-name="Strong_20_Emphasis">standardized JSON format</text:span> designed to capture the <text:span text:style-name="Strong_20_Emphasis">agronomic invariants</text:span> of a crop cycle, organized by <text:span text:style-name="Strong_20_Emphasis">physiological stages</text:span>. The CIF does not model, predict, or simulate: it <text:span text:style-name="Strong_20_Emphasis">observes, structures, and documents</text:span> the cycle exactly as it unfolded. It includes both the <text:span text:style-name="Strong_20_Emphasis">conditions experienced by the crop</text:span> and the <text:span text:style-name="Strong_20_Emphasis">management actions applied</text:span> throughout the cycle, ensuring a <text:span text:style-name="Strong_20_Emphasis">complete and comparable representation</text:span> of agronomic reality.</text:p>
      <text:p text:style-name="P8">The CIF integrates key agronomic elements such as <text:span text:style-name="Strong_20_Emphasis">soil characteristics</text:span>, <text:span text:style-name="Strong_20_Emphasis">varietal traits</text:span>, <text:span text:style-name="Strong_20_Emphasis">growth indicators</text:span>, <text:span text:style-name="Strong_20_Emphasis">management interventions</text:span>, and <text:span text:style-name="Strong_20_Emphasis">yield summaries</text:span>. These components strengthen the <text:span text:style-name="Strong_20_Emphasis">explanatory power</text:span> of the format while remaining <text:span text:style-name="Strong_20_Emphasis">readable and directly usable</text:span> by agronomists, cooperatives, and institutions.</text:p>
      <text:p text:style-name="P8">Detailed soil analyses are performed by specialized laboratories and incorporated into the CIF through the soil_analysis block, which provides a <text:span text:style-name="Strong_20_Emphasis">structured and agronomically meaningful representation</text:span>. Raw laboratory datasets can remain in their respective systems, while the CIF retains the information necessary for <text:span text:style-name="Strong_20_Emphasis">multi‑plot comparison</text:span> and <text:span text:style-name="Strong_20_Emphasis">agronomic interpretation</text:span>.</text:p>
      <text:p text:style-name="P8">The CIF is designed to <text:span text:style-name="Strong_20_Emphasis">empower farmers, agronomists, and agricultural authorities</text:span> in their decisions by providing a clear, structured view of the <text:span text:style-name="Strong_20_Emphasis">conditions and actions that shaped crop performance</text:span>. Its purpose is primarily oriented toward <text:span text:style-name="Strong_20_Emphasis">reporting, comparison, and decision‑making</text:span>, rather than direct in‑field operations. <text:span text:style-name="Strong_20_Emphasis">However, in the CompaniX concept, the same sensors and field tools used to produce CIF invariants also support full autonomous precision agriculture, ensuring continuity between measurement and real‑time operational decision‑making.</text:span></text:p>
      <text:p text:style-name="P8"><text:span text:style-name="Strong_20_Emphasis">Within the CompaniX architecture, the CIF also provides the foundational layer for future cognitive intelligence capabilities. By aggregating and comparing large numbers of CIF datasets, these systems will progressively support advanced agronomic insights using empirical methods similar to those applied by agronomists.</text:span></text:p>
      <text:p text:style-name="P8">Because the data can be available in real time, it enables farmers and advisors to go directly to the affected area to evaluate the situation and take action. This significantly increases the <text:span text:style-name="Strong_20_Emphasis">efficiency of problem detection and treatment</text:span>, while reducing the risk of missing issues through random inspection or limited sampling.</text:p>
      <text:p text:style-name="P8">This document presents the complete structure of the CIF and i<text:span text:style-name="T20">nvites agronomic feedback to reinforce its scientific consistency</text:span>. It is intended for cooperatives, technical institutes, agronomists, and advisors, and aims to establish <text:span text:style-name="T20">a shared methodological foundation</text:span> for the <text:span text:style-name="T20">objective analysis of crop performance</text:span>.</text:p>
      <text:p text:style-name="P8"/>
      <text:p text:style-name="P8"/>
      <text:p text:style-name="P8"/>
      <text:p text:style-name="P9"><text:soft-page-break/></text:p>
      <text:p text:style-name="P8"><text:span text:style-name="Strong_20_Emphasis"><text:span text:style-name="T21"/></text:span></text:p>
      <text:p text:style-name="P7"><text:span text:style-name="Strong_20_Emphasis"><text:span text:style-name="T22">Table of Contents</text:span></text:span></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4246_3760442507" office:name="Purpose of the Document" text:style-name="Index_20_Link" text:visited-style-name="Index_20_Link"><text:s/>1 Purpose of the Document<text:tab/>5</text:a></text:p>
          <text:p text:style-name="P10"><text:a xlink:type="simple" xlink:href="#__RefHeading___Toc9506_3752580138" office:name="Role and Scope of the CIF" text:style-name="Index_20_Link" text:visited-style-name="Index_20_Link"><text:s/>2 Role and Scope of the CIF<text:tab/>6</text:a></text:p>
          <text:p text:style-name="P10"><text:a xlink:type="simple" xlink:href="#__RefHeading___Toc2278_3272992264" office:name="2.1 What the CIF Captures" text:style-name="Index_20_Link" text:visited-style-name="Index_20_Link">2.1 What the CIF Captures<text:tab/>6</text:a></text:p>
          <text:p text:style-name="P11"><text:a xlink:type="simple" xlink:href="#__RefHeading___Toc2568_3272992264" office:name="a. Cycle Metadata, Global Climate, Soil, and Nutritional Invariants" text:style-name="Index_20_Link" text:visited-style-name="Index_20_Link">a. Cycle Metadata, Global Climate, Soil, and Nutritional Invariants<text:tab/>6</text:a></text:p>
          <text:p text:style-name="P11"><text:a xlink:type="simple" xlink:href="#__RefHeading___Toc2570_3272992264" office:name="b. variety_traits Block" text:style-name="Index_20_Link" text:visited-style-name="Index_20_Link">b. variety_traits Block<text:tab/>6</text:a></text:p>
          <text:p text:style-name="P11"><text:a xlink:type="simple" xlink:href="#__RefHeading___Toc2572_3272992264" office:name="c. soil_analysis Block" text:style-name="Index_20_Link" text:visited-style-name="Index_20_Link">c. soil_analysis Block<text:tab/>7</text:a></text:p>
          <text:p text:style-name="P11"><text:a xlink:type="simple" xlink:href="#__RefHeading___Toc2574_3272992264" office:name="d. plant_invariants Block" text:style-name="Index_20_Link" text:visited-style-name="Index_20_Link">d. plant_invariants Block<text:tab/>7</text:a></text:p>
          <text:p text:style-name="P10"><text:a xlink:type="simple" xlink:href="#__RefHeading___Toc9516_3752580138" office:name="2.2 Physiological and Operational Stages – stages[]" text:style-name="Index_20_Link" text:visited-style-name="Index_20_Link">2.2 Physiological and Operational Stages – stages[]<text:tab/>7</text:a></text:p>
          <text:p text:style-name="P11"><text:a xlink:type="simple" xlink:href="#__RefHeading___Toc9518_3752580138" office:name="1. Pre‑establishment" text:style-name="Index_20_Link" text:visited-style-name="Index_20_Link">1. Pre‑establishment<text:tab/>7</text:a></text:p>
          <text:p text:style-name="P11"><text:a xlink:type="simple" xlink:href="#__RefHeading___Toc9520_3752580138" office:name="2. Establishment" text:style-name="Index_20_Link" text:visited-style-name="Index_20_Link">2. Establishment<text:tab/>7</text:a></text:p>
          <text:p text:style-name="P11"><text:a xlink:type="simple" xlink:href="#__RefHeading___Toc9522_3752580138" office:name="3. Vegetative" text:style-name="Index_20_Link" text:visited-style-name="Index_20_Link">3. Vegetative<text:tab/>8</text:a></text:p>
          <text:p text:style-name="P11"><text:a xlink:type="simple" xlink:href="#__RefHeading___Toc9524_3752580138" office:name="4. Flowering" text:style-name="Index_20_Link" text:visited-style-name="Index_20_Link">4. Flowering<text:tab/>8</text:a></text:p>
          <text:p text:style-name="P11"><text:a xlink:type="simple" xlink:href="#__RefHeading___Toc9526_3752580138" office:name="5. Grain Filling" text:style-name="Index_20_Link" text:visited-style-name="Index_20_Link">5. Grain Filling<text:tab/>8</text:a></text:p>
          <text:p text:style-name="P11"><text:a xlink:type="simple" xlink:href="#__RefHeading___Toc9528_3752580138" office:name="6. Maturation" text:style-name="Index_20_Link" text:visited-style-name="Index_20_Link">6. Maturation<text:tab/>8</text:a></text:p>
          <text:p text:style-name="P10"><text:a xlink:type="simple" xlink:href="#__RefHeading___Toc9530_3752580138" office:name="2.3 Yield Summary Blocks" text:style-name="Index_20_Link" text:visited-style-name="Index_20_Link">2.3 Yield Summary Blocks<text:tab/>9</text:a></text:p>
          <text:p text:style-name="P10"><text:a xlink:type="simple" xlink:href="#__RefHeading___Toc9532_3752580138" office:name="2.4 What the CIF Does Not Capture" text:style-name="Index_20_Link" text:visited-style-name="Index_20_Link">2.4 What the CIF Does Not Capture<text:tab/>9</text:a></text:p>
          <text:p text:style-name="P10"><text:a xlink:type="simple" xlink:href="#__RefHeading___Toc9534_3752580138" office:name="2.5 Role of the CIF within the CompaniX System" text:style-name="Index_20_Link" text:visited-style-name="Index_20_Link">2.5 Role of the CIF within the CompaniX System<text:tab/>9</text:a></text:p>
          <text:p text:style-name="P10"><text:a xlink:type="simple" xlink:href="#__RefHeading___Toc9536_3752580138" office:name="General Structure of the JSON" text:style-name="Index_20_Link" text:visited-style-name="Index_20_Link"><text:s/>3 General Structure of the JSON<text:tab/>11</text:a></text:p>
          <text:p text:style-name="P10"><text:a xlink:type="simple" xlink:href="#__RefHeading___Toc9538_3752580138" office:name="Why the CIF Represents a Major Advancement" text:style-name="Index_20_Link" text:visited-style-name="Index_20_Link"><text:s/>4 Why the CIF Represents a Major Advancement<text:tab/>11</text:a></text:p>
          <text:p text:style-name="P10"><text:a xlink:type="simple" xlink:href="#__RefHeading___Toc9540_3752580138" office:name="Benefits of the CIF for Farmers" text:style-name="Index_20_Link" text:visited-style-name="Index_20_Link"><text:s/>5 Benefits of the CIF for Farmers<text:tab/>12</text:a></text:p>
          <text:p text:style-name="P10"><text:a xlink:type="simple" xlink:href="#__RefHeading___Toc9542_3752580138" office:name="Benefits of the CIF for Agronomists" text:style-name="Index_20_Link" text:visited-style-name="Index_20_Link"><text:s/>6 Benefits of the CIF for Agronomists<text:tab/>14</text:a></text:p>
          <text:p text:style-name="P10"><text:a xlink:type="simple" xlink:href="#__RefHeading___Toc9544_3752580138" office:name="Benefits of the CIF for Agricultural Authorities" text:style-name="Index_20_Link" text:visited-style-name="Index_20_Link"><text:s/>7 Benefits of the CIF for Agricultural Authorities<text:tab/>16</text:a></text:p>
          <text:p text:style-name="P10"><text:a xlink:type="simple" xlink:href="#__RefHeading___Toc20752_337925500" office:name="The Foundation of the Vision" text:style-name="Index_20_Link" text:visited-style-name="Index_20_Link"><text:s/>8 The Foundation of the Vision<text:tab/>18</text:a></text:p>
          <text:p text:style-name="P10"><text:a xlink:type="simple" xlink:href="#__RefHeading___Toc20754_337925500" office:name="The Vision" text:style-name="Index_20_Link" text:visited-style-name="Index_20_Link"><text:s/>9 The Vision<text:tab/>19</text:a></text:p>
          <text:p text:style-name="P10"><text:a xlink:type="simple" xlink:href="#__RefHeading___Toc20756_337925500" office:name="Toward a Global Cognitive Protocol for Agricultural Standardization" text:style-name="Index_20_Link" text:visited-style-name="Index_20_Link"><text:s/>10 Toward a Global Cognitive Protocol for Agricultural Standardization<text:tab/>20</text:a></text:p>
          <text:p text:style-name="P10"><text:a xlink:type="simple" xlink:href="#__RefHeading___Toc21123_337925500" office:name="CompaniX Architecture" text:style-name="Index_20_Link" text:visited-style-name="Index_20_Link"><text:s/>11 CompaniX Architecture<text:tab/>21</text:a></text:p>
          <text:p text:style-name="P10"><text:a xlink:type="simple" xlink:href="#__RefHeading___Toc32739_3760442507" office:name="JSON CIF File" text:style-name="Index_20_Link" text:visited-style-name="Index_20_Link"><text:s/>12 JSON CIF File<text:tab/>22</text:a></text:p>
          <text:p text:style-name="P10"><text:a xlink:type="simple" xlink:href="#__RefHeading___Toc23190_668124403" office:name="List of Acronyms Used" text:style-name="Index_20_Link" text:visited-style-name="Index_20_Link"><text:s/>13 List of Acronyms Used<text:tab/>23</text:a></text:p>
          <text:p text:style-name="P10"><text:a xlink:type="simple" xlink:href="#__RefHeading___Toc21363_337925500" office:name="Project Ownership" text:style-name="Index_20_Link" text:visited-style-name="Index_20_Link"><text:s/>14 Project Ownership<text:tab/>24</text:a></text:p>
        </text:index-body>
      </text:table-of-content>
      <text:p text:style-name="P12"><text:span text:style-name="Strong_20_Emphasis"><text:span text:style-name="T22"/></text:span></text:p>
      <text:list xml:id="list1149207947" text:style-name="Numbering_20_123">
        <text:list-item>
          <text:h text:style-name="P13" text:outline-level="1"><text:bookmark-start text:name="__RefHeading___Toc4246_3760442507"/><text:span text:style-name="Strong_20_Emphasis">Purpose of the Document</text:span><text:bookmark-end text:name="__RefHeading___Toc4246_3760442507"/></text:h>
        </text:list-item>
      </text:list>
      <text:p text:style-name="P14">This document presents the JSON structure of the CIF – Cycle Invariant File and invites agronomic, nutritional, and systemic feedback to reinforce its scientific consistency and alignment with established field expertise.</text:p>
      <text:p text:style-name="P14">The CIF is designed to be physiologically coherent, scientifically grounded, and sufficiently detailed to explain yield and quality differences between plots that share:</text:p>
      <text:list text:style-name="L1">
        <text:list-item>
          <text:p text:style-name="P15">the same soil type</text:p>
        </text:list-item>
        <text:list-item>
          <text:p text:style-name="P15">the same climate</text:p>
        </text:list-item>
        <text:list-item>
          <text:p text:style-name="P15">the same cultivated variety</text:p>
        </text:list-item>
      </text:list>
      <text:p text:style-name="P14"/>
      <text:p text:style-name="P14">Within this homogeneous context, the CIF enables the identification of the factors truly responsible for performance gaps: management, stress, variability, water dynamics, biotic pressure, physical or topographical constraints, <text:span text:style-name="Strong_20_Emphasis">and the nutritional and systemic characteristics of the harvested crop</text:span>.</text:p>
      <text:p text:style-name="P14">The CIF summarizes the crop cycle through agronomic invariants that reflect the conditions actually experienced by the crop, enriched by growth indicators (<text:span text:style-name="Emphasis">growthmetrics</text:span>), nutritional and systemic invariants (<text:span text:style-name="Emphasis">plant_invariants</text:span>), and summary blocks for yield and stress.</text:p>
      <text:p text:style-name="P14">This document is addressed to cooperatives, agronomists, applied research institutes, food and feed professionals, and agricultural advisors, with the intention of fostering constructive dialogue and ensuring broad agronomic, nutritional, and systemic coherence.</text:p>
      <text:p text:style-name="Text_20_body"/>
      <text:h text:style-name="P16" text:outline-level="1"><text:span text:style-name="Strong_20_Emphasis"/></text:h>
      <text:list xml:id="list190215485601667" text:continue-list="list1149207947" text:style-name="Numbering_20_123">
        <text:list-item>
          <text:h text:style-name="P17" text:outline-level="1"><text:bookmark-start text:name="__RefHeading___Toc9506_3752580138"/><text:span text:style-name="Strong_20_Emphasis"><text:span text:style-name="T23">Role and Scope of the CIF</text:span></text:span><text:bookmark-end text:name="__RefHeading___Toc9506_3752580138"/></text:h>
        </text:list-item>
      </text:list>
      <text:p text:style-name="P18">The CIF (Cycle Invariant File) is the <text:span text:style-name="T20">documentary standard </text:span>used by CompaniX to describe, in a<text:span text:style-name="T20"> structured and comparable manner,</text:span> the <text:span text:style-name="T20">agronomic, nutritional, and systemic conditions actually experienced </text:span>by a crop during a production cycle.</text:p>
      <text:p text:style-name="P18">It is a <text:span text:style-name="T20">factual, neutral, and operational</text:span> file, designed to enable c<text:span text:style-name="T20">omparative performance analysis</text:span> between plots, between years, and between environments.</text:p>
      <text:p text:style-name="P14">The CIF does not model the crop: it documents the <text:span text:style-name="Strong_20_Emphasis">invariants</text:span>, <text:span text:style-name="Strong_20_Emphasis">growth indicators</text:span>, <text:span text:style-name="Strong_20_Emphasis">nutritional signatures</text:span>, and <text:span text:style-name="Strong_20_Emphasis">yield summaries</text:span> that directly influence the <text:span text:style-name="T20">observed yield, quality, and nutritional value</text:span><text:span text:style-name="T24">.</text:span></text:p>
      <text:p text:style-name="Text_20_body"/>
      <text:h text:style-name="P19" text:outline-level="1"><text:bookmark-start text:name="__RefHeading___Toc2278_3272992264"/><text:span text:style-name="Strong_20_Emphasis"><text:span text:style-name="T25">2.1 What the CIF Captures</text:span></text:span><text:bookmark-end text:name="__RefHeading___Toc2278_3272992264"/></text:h>
      <text:p text:style-name="P14">The CIF captures invariant and derived information that is:</text:p>
      <text:list text:style-name="L2">
        <text:list-item>
          <text:p text:style-name="P20">measurable</text:p>
        </text:list-item>
        <text:list-item>
          <text:p text:style-name="P20">comparable</text:p>
        </text:list-item>
        <text:list-item>
          <text:p text:style-name="P20">reproducible</text:p>
        </text:list-item>
        <text:list-item>
          <text:p text:style-name="P20">directly linked to crop performance, quality, and nutritional value</text:p>
        </text:list-item>
      </text:list>
      <text:p text:style-name="P14">This information is organized at:</text:p>
      <text:list text:style-name="L3">
        <text:list-item>
          <text:p text:style-name="P21">the cycle level (plot identity, crop, variety, <text:span text:style-name="Emphasis">variety_traits</text:span>, <text:span text:style-name="Emphasis">soil_analysis</text:span>, <text:span text:style-name="Emphasis">plant_invariants</text:span>, yield summaries)</text:p>
        </text:list-item>
        <text:list-item>
          <text:p text:style-name="P21">and across six physiological and operational stages: <text:span text:style-name="Emphasis">pre_establishment → establishment → vegetative → flowering → grain_filling → maturation</text:span></text:p>
        </text:list-item>
      </text:list>
      <text:p text:style-name="P14">Each stage describes the key conditions and interventions of that specific phase.</text:p>
      <text:h text:style-name="P22" text:outline-level="2"><text:bookmark-start text:name="__RefHeading___Toc2568_3272992264"/><text:span text:style-name="Strong_20_Emphasis"><text:span text:style-name="T25">a. Cycle Metadata, Global Climate, Soil, and Nutritional Invariants</text:span></text:span><text:bookmark-end text:name="__RefHeading___Toc2568_3272992264"/></text:h>
      <text:p text:style-name="P14">Includes:</text:p>
      <text:list text:style-name="L4">
        <text:list-item>
          <text:p text:style-name="P23">identifiers (<text:span text:style-name="Emphasis">cif_version</text:span>, <text:span text:style-name="Emphasis">id_cycle</text:span>, <text:span text:style-name="Emphasis">plot_id</text:span>)</text:p>
        </text:list-item>
        <text:list-item>
          <text:p text:style-name="P23">crop, variety, year</text:p>
        </text:list-item>
        <text:list-item>
          <text:p text:style-name="P23">sowing and harvest dates</text:p>
        </text:list-item>
        <text:list-item>
          <text:p text:style-name="P23"><text:span text:style-name="Emphasis">season_climate_summary</text:span>: cumulative rainfall, GDD, ET0, and other cycle‑level climate aggregates</text:p>
        </text:list-item>
      </text:list>
      <text:h text:style-name="P22" text:outline-level="2" text:is-list-header="true"><text:bookmark-start text:name="__RefHeading___Toc2570_3272992264"/><text:span text:style-name="Strong_20_Emphasis"><text:span text:style-name="T25">b. variety_traits Block</text:span></text:span><text:bookmark-end text:name="__RefHeading___Toc2570_3272992264"/></text:h>
      <text:p text:style-name="P14">Summarizes key varietal traits (earliness, drought tolerance, disease resistance, lodging resistance), distinguishing genetic potential from management or environmental effects.</text:p>
      <text:h text:style-name="P22" text:outline-level="2" text:is-list-header="true"><text:bookmark-start text:name="__RefHeading___Toc2572_3272992264"/><text:soft-page-break/><text:span text:style-name="Strong_20_Emphasis"><text:span text:style-name="T25">c. soil_analysis Block</text:span></text:span><text:bookmark-end text:name="__RefHeading___Toc2572_3272992264"/></text:h>
      <text:p text:style-name="P14">Consolidates essential laboratory soil information (texture, chemistry, macro‑ and micronutrients) into a standardized format, enabling comparison of plots based on objectified soil fertility and structure.</text:p>
      <text:h text:style-name="P22" text:outline-level="2" text:is-list-header="true"><text:bookmark-start text:name="__RefHeading___Toc2574_3272992264"/><text:span text:style-name="Strong_20_Emphasis"><text:span text:style-name="T25">d. plant_invariants Block</text:span></text:span><text:bookmark-end text:name="__RefHeading___Toc2574_3272992264"/></text:h>
      <text:p text:style-name="P14">Provides the nutritional and systemic signature of the harvested crop, including:</text:p>
      <text:list text:style-name="L5">
        <text:list-item>
          <text:p text:style-name="P24">NIR‑measured composition (dry matter, protein, starch, NDF)</text:p>
        </text:list-item>
        <text:list-item>
          <text:p text:style-name="P24">derived nutritional values (digestibility, energy, amino acid pattern)</text:p>
        </text:list-item>
        <text:list-item>
          <text:p text:style-name="P24">systemic indicators (sovereignty, circularity, water pressure, nitrogen pressure, interannual stability)</text:p>
        </text:list-item>
      </text:list>
      <text:p text:style-name="P14">This block enables the CIF to be used across human nutrition, food processing, livestock feeding, and circularity‑oriented systems.</text:p>
      <text:p text:style-name="Text_20_body"/>
      <text:p text:style-name="Text_20_body"/>
      <text:h text:style-name="P16" text:outline-level="1"><text:bookmark-start text:name="__RefHeading___Toc9516_3752580138"/><text:span text:style-name="Strong_20_Emphasis">2.2 Physiological and Operational Stages – stages[]</text:span><text:bookmark-end text:name="__RefHeading___Toc9516_3752580138"/></text:h>
      <text:p text:style-name="Text_20_body">The CIF now includes <text:span text:style-name="Strong_20_Emphasis">six stages</text:span>, reflecting both operational and physiological phases of the crop cycle.</text:p>
      <text:h text:style-name="P25" text:outline-level="2"><text:span text:style-name="Strong_20_Emphasis"/></text:h>
      <text:h text:style-name="P25" text:outline-level="2"><text:bookmark-start text:name="__RefHeading___Toc9518_3752580138"/><text:span text:style-name="Strong_20_Emphasis">1. Pre‑establishment</text:span><text:bookmark-end text:name="__RefHeading___Toc9518_3752580138"/></text:h>
      <text:p text:style-name="Text_20_body">Captures the <text:span text:style-name="Strong_20_Emphasis">conditions and operations before sowing</text:span>, including:</text:p>
      <text:list text:style-name="L6">
        <text:list-item>
          <text:p text:style-name="P26">tillage operations </text:p>
        </text:list-item>
        <text:list-item>
          <text:p text:style-name="P26">soil conditions (moisture, temperature, compaction) </text:p>
        </text:list-item>
        <text:list-item>
          <text:p text:style-name="P26">early weed pressure </text:p>
        </text:list-item>
        <text:list-item>
          <text:p text:style-name="P26">initial climate accumulations </text:p>
        </text:list-item>
        <text:list-item>
          <text:p text:style-name="P26">spatial variability (moisture CV, temperature CV, EC CV, microtopography) </text:p>
        </text:list-item>
        <text:list-item>
          <text:p text:style-name="P27">pre‑sowing crop protection </text:p>
        </text:list-item>
      </text:list>
      <text:p text:style-name="Text_20_body">This stage is essential for understanding:</text:p>
      <text:list text:style-name="L7">
        <text:list-item>
          <text:p text:style-name="P28">seedbed quality </text:p>
        </text:list-item>
        <text:list-item>
          <text:p text:style-name="P28">emergence potential </text:p>
        </text:list-item>
        <text:list-item>
          <text:p text:style-name="P28">early weed competition </text:p>
        </text:list-item>
        <text:list-item>
          <text:p text:style-name="P29">soil structure before planting </text:p>
        </text:list-item>
      </text:list>
      <text:h text:style-name="P25" text:outline-level="2"><text:bookmark-start text:name="__RefHeading___Toc9520_3752580138"/><text:span text:style-name="Strong_20_Emphasis">2. Establishment</text:span><text:bookmark-end text:name="__RefHeading___Toc9520_3752580138"/></text:h>
      <text:p text:style-name="Text_20_body">Includes:</text:p>
      <text:list text:style-name="L8">
        <text:list-item>
          <text:p text:style-name="P30">early growthmetrics (LAI, NDVI, biomass, SPAD, thresholds) </text:p>
        </text:list-item>
        <text:list-item>
          <text:p text:style-name="P30">functional soil conditions (moisture, temperature, amplitudes) </text:p>
        </text:list-item>
        <text:list-item>
          <text:p text:style-name="P30">local climate (frost days, heat days, GDD, ET0) </text:p>
        </text:list-item>
        <text:list-item>
          <text:p text:style-name="P30">soil variability </text:p>
        </text:list-item>
        <text:list-item>
          <text:p text:style-name="P30"><text:soft-page-break/>canopy microclimate (VPD, wetness events) </text:p>
        </text:list-item>
        <text:list-item>
          <text:p text:style-name="P30">management interventions (fertilization, crop protection) </text:p>
        </text:list-item>
        <text:list-item>
          <text:p text:style-name="P31">pathology indices </text:p>
        </text:list-item>
      </text:list>
      <text:h text:style-name="P25" text:outline-level="2"><text:bookmark-start text:name="__RefHeading___Toc9522_3752580138"/><text:span text:style-name="Strong_20_Emphasis">3. Vegetative</text:span><text:bookmark-end text:name="__RefHeading___Toc9522_3752580138"/></text:h>
      <text:p text:style-name="Text_20_body">Captures:</text:p>
      <text:list text:style-name="L9">
        <text:list-item>
          <text:p text:style-name="P32">biomass accumulation </text:p>
        </text:list-item>
        <text:list-item>
          <text:p text:style-name="P32">canopy development </text:p>
        </text:list-item>
        <text:list-item>
          <text:p text:style-name="P32">nitrogen status </text:p>
        </text:list-item>
        <text:list-item>
          <text:p text:style-name="P32">soil moisture dynamics </text:p>
        </text:list-item>
        <text:list-item>
          <text:p text:style-name="P32">irrigation events </text:p>
        </text:list-item>
        <text:list-item>
          <text:p text:style-name="P32">disease pressure </text:p>
        </text:list-item>
        <text:list-item>
          <text:p text:style-name="P32">lodging risk </text:p>
        </text:list-item>
        <text:list-item>
          <text:p text:style-name="P33">microclimate variability </text:p>
        </text:list-item>
      </text:list>
      <text:h text:style-name="P25" text:outline-level="2"><text:bookmark-start text:name="__RefHeading___Toc9524_3752580138"/><text:span text:style-name="Strong_20_Emphasis">4. Flowering</text:span><text:bookmark-end text:name="__RefHeading___Toc9524_3752580138"/></text:h>
      <text:p text:style-name="Text_20_body">A critical phase for yield potential, including:</text:p>
      <text:list text:style-name="L10">
        <text:list-item>
          <text:p text:style-name="P34">reproductive biomass </text:p>
        </text:list-item>
        <text:list-item>
          <text:p text:style-name="P34">heat stress indicators </text:p>
        </text:list-item>
        <text:list-item>
          <text:p text:style-name="P34">disease pressure </text:p>
        </text:list-item>
        <text:list-item>
          <text:p text:style-name="P34">canopy microclimate </text:p>
        </text:list-item>
        <text:list-item>
          <text:p text:style-name="P35">targeted fungicide applications </text:p>
        </text:list-item>
      </text:list>
      <text:h text:style-name="P25" text:outline-level="2"><text:bookmark-start text:name="__RefHeading___Toc9526_3752580138"/><text:span text:style-name="Strong_20_Emphasis">5. Grain Filling</text:span><text:bookmark-end text:name="__RefHeading___Toc9526_3752580138"/></text:h>
      <text:p text:style-name="Text_20_body">Documents:</text:p>
      <text:list text:style-name="L11">
        <text:list-item>
          <text:p text:style-name="P36">grain loading dynamics </text:p>
        </text:list-item>
        <text:list-item>
          <text:p text:style-name="P36">late nitrogen status </text:p>
        </text:list-item>
        <text:list-item>
          <text:p text:style-name="P36">heat stress </text:p>
        </text:list-item>
        <text:list-item>
          <text:p text:style-name="P36">water stress </text:p>
        </text:list-item>
        <text:list-item>
          <text:p text:style-name="P36">soil moisture decline </text:p>
        </text:list-item>
        <text:list-item>
          <text:p text:style-name="P37">disease progression </text:p>
        </text:list-item>
      </text:list>
      <text:h text:style-name="P25" text:outline-level="2"><text:bookmark-start text:name="__RefHeading___Toc9528_3752580138"/><text:span text:style-name="Strong_20_Emphasis">6. Maturation</text:span><text:bookmark-end text:name="__RefHeading___Toc9528_3752580138"/></text:h>
      <text:p text:style-name="Text_20_body">Captures:</text:p>
      <text:list text:style-name="L12">
        <text:list-item>
          <text:p text:style-name="P38">senescence </text:p>
        </text:list-item>
        <text:list-item>
          <text:p text:style-name="P38">final biomass </text:p>
        </text:list-item>
        <text:list-item>
          <text:p text:style-name="P38">late‑season stress </text:p>
        </text:list-item>
        <text:list-item>
          <text:p text:style-name="P38">canopy decline </text:p>
        </text:list-item>
        <text:list-item>
          <text:p text:style-name="P39">harvest readiness indicators </text:p>
        </text:list-item>
      </text:list>
      <text:h text:style-name="P16" text:outline-level="1"><text:soft-page-break/><text:span text:style-name="Strong_20_Emphasis"/></text:h>
      <text:h text:style-name="P16" text:outline-level="1"><text:bookmark-start text:name="__RefHeading___Toc9530_3752580138"/><text:span text:style-name="Strong_20_Emphasis">2.3 Yield Summary Blocks</text:span><text:bookmark-end text:name="__RefHeading___Toc9530_3752580138"/></text:h>
      <text:p text:style-name="Text_20_body">The CIF includes three complementary yield components:</text:p>
      <text:h text:style-name="P40" text:outline-level="3"><text:span text:style-name="Strong_20_Emphasis">1. yield_breakdown</text:span></text:h>
      <text:p text:style-name="Text_20_body">Quantifies:</text:p>
      <text:list text:style-name="L13">
        <text:list-item>
          <text:p text:style-name="P41">potential yield </text:p>
        </text:list-item>
        <text:list-item>
          <text:p text:style-name="P41">losses by major limiting factors (water, nitrogen, diseases, frost, weeds, compaction/topography, others) </text:p>
        </text:list-item>
        <text:list-item>
          <text:p text:style-name="P42">actual yield </text:p>
        </text:list-item>
      </text:list>
      <text:h text:style-name="P40" text:outline-level="3" text:is-list-header="true"><text:span text:style-name="Strong_20_Emphasis">2. yield_summary</text:span></text:h>
      <text:p text:style-name="Text_20_body">Provides:</text:p>
      <text:list xml:id="list2917506531" text:style-name="L14">
        <text:list-item>
          <text:p text:style-name="P43">target yield </text:p>
        </text:list-item>
        <text:list-item>
          <text:p text:style-name="P43">actual yield </text:p>
        </text:list-item>
        <text:list-item>
          <text:p text:style-name="P43">harvest quality (moisture, protein, test weight) </text:p>
        </text:list-item>
        <text:list-item>
          <text:p text:style-name="P43">yield gap </text:p>
        </text:list-item>
        <text:list-item>
          <text:p text:style-name="P43">main limiting factor </text:p>
        </text:list-item>
        <text:list-item>
          <text:p text:style-name="P44">harvest index </text:p>
        </text:list-item>
      </text:list>
      <text:h text:style-name="P40" text:outline-level="3" text:is-list-header="true"><text:span text:style-name="Strong_20_Emphasis">3. yield</text:span></text:h>
      <text:p text:style-name="Text_20_body">A direct, simple value of final yield.</text:p>
      <text:h text:style-name="P40" text:outline-level="3"><text:span text:style-name="Strong_20_Emphasis">4. constraints</text:span></text:h>
      <text:p text:style-name="Text_20_body">A compact list of key limiting factors (e.g., <text:span text:style-name="Emphasis">frost_at_establishment</text:span>, <text:span text:style-name="Emphasis">water_stress_flowering</text:span>).</text:p>
      <text:p text:style-name="Text_20_body"/>
      <text:h text:style-name="P16" text:outline-level="1"><text:bookmark-start text:name="__RefHeading___Toc9532_3752580138"/><text:span text:style-name="Strong_20_Emphasis">2.4 What the CIF Does Not Capture</text:span><text:bookmark-end text:name="__RefHeading___Toc9532_3752580138"/></text:h>
      <text:p text:style-name="P18">The CIF does <text:span text:style-name="T20">not</text:span> contain raw time series (weather, sensors).</text:p>
      <text:p text:style-name="P18">It contains only <text:span text:style-name="T20">agronomically</text:span> <text:span text:style-name="T20">and</text:span> <text:span text:style-name="T20">nutritionally</text:span> <text:span text:style-name="T20">relevant</text:span> <text:span text:style-name="T20">invariants</text:span> <text:span text:style-name="T20">and</text:span> <text:span text:style-name="T20">aggregates</text:span>, ensuring:</text:p>
      <text:list text:continue-numbering="true" text:style-name="L14">
        <text:list-item>
          <text:p text:style-name="P43">compactness</text:p>
        </text:list-item>
        <text:list-item>
          <text:p text:style-name="P43">readability</text:p>
        </text:list-item>
        <text:list-item>
          <text:p text:style-name="P43">consistency across cycles</text:p>
        </text:list-item>
        <text:list-item>
          <text:p text:style-name="P43">integrity of laboratory and NIR data</text:p>
        </text:list-item>
      </text:list>
      <text:p text:style-name="Text_20_body"/>
      <text:h text:style-name="P45" text:outline-level="1"><text:bookmark-start text:name="__RefHeading___Toc9534_3752580138"/><text:span text:style-name="Strong_20_Emphasis"><text:span text:style-name="T26">2.5 Role of the CIF within the CompaniX System</text:span></text:span><text:bookmark-end text:name="__RefHeading___Toc9534_3752580138"/></text:h>
      <text:p text:style-name="P46"><text:span text:style-name="Strong_20_Emphasis"><text:span text:style-name="T27">The CIF is the </text:span></text:span><text:span text:style-name="Strong_20_Emphasis"><text:span text:style-name="T28">backbone</text:span></text:span><text:span text:style-name="Strong_20_Emphasis"><text:span text:style-name="T27"> of CompaniX’s agronomic, nutritional, and systemic analysis.</text:span></text:span><text:span text:style-name="Strong_20_Emphasis"><text:span text:style-name="T26"> It enables:</text:span></text:span></text:p>
      <text:list text:style-name="L15">
        <text:list-item>
          <text:p text:style-name="P47">rigorous comparison between crop cycles</text:p>
        </text:list-item>
        <text:list-item>
          <text:p text:style-name="P47"><text:soft-page-break/>identification of explanatory factors for yield and quality gaps</text:p>
        </text:list-item>
        <text:list-item>
          <text:p text:style-name="P47">linking interventions, conditions, and outcomes</text:p>
        </text:list-item>
        <text:list-item>
          <text:p text:style-name="P47">building a coherent multi‑year history</text:p>
        </text:list-item>
        <text:list-item>
          <text:p text:style-name="P47">integration with food and feed nutritional systems</text:p>
        </text:list-item>
        <text:list-item>
          <text:p text:style-name="P47">systemic evaluation (sovereignty, circularity, resource pressure)</text:p>
        </text:list-item>
      </text:list>
      <text:p text:style-name="P14">The CIF is an <text:span text:style-name="T20">open standard</text:span>, designed to be <text:span text:style-name="T20">easy to populate</text:span>, <text:span text:style-name="T20">robust to analyze</text:span>, and <text:span text:style-name="T20">universally</text:span> <text:span text:style-name="T20">applicable</text:span> across agronomy, food systems, livestock nutrition, and circularity‑oriented infrastructures.</text:p>
      <text:p text:style-name="P46"/>
      <text:h text:style-name="P16" text:outline-level="1"><text:span text:style-name="Strong_20_Emphasis"/></text:h>
      <text:list xml:id="list190215046349702" text:continue-list="list190215485601667" text:style-name="Numbering_20_123">
        <text:list-item>
          <text:h text:style-name="P17" text:outline-level="1"><text:bookmark-start text:name="__RefHeading___Toc9536_3752580138"/><text:span text:style-name="Strong_20_Emphasis"><text:span text:style-name="T23">General Structure of the JSON</text:span></text:span><text:bookmark-end text:name="__RefHeading___Toc9536_3752580138"/></text:h>
        </text:list-item>
      </text:list>
      <text:p text:style-name="Text_20_body">The JSON describes a crop cycle through:</text:p>
      <text:list text:style-name="L16">
        <text:list-item>
          <text:p text:style-name="P48"><text:span text:style-name="Strong_20_Emphasis">six stages</text:span> (pre_establishment → establishment → vegetative → flowering → grain_filling → maturation) </text:p>
        </text:list-item>
        <text:list-item>
          <text:p text:style-name="P48">invariants for soil, climate, variability, biotic stress, and management </text:p>
        </text:list-item>
        <text:list-item>
          <text:p text:style-name="P48">normalized indices (0–1), min/max values, amplitudes, CV </text:p>
        </text:list-item>
        <text:list-item>
          <text:p text:style-name="P49">a compact size of ~<text:span text:style-name="T29">8</text:span>–<text:span text:style-name="T29">10</text:span> kB </text:p>
        </text:list-item>
      </text:list>
      <text:p text:style-name="Text_20_body">A structure that is intentionally <text:span text:style-name="Strong_20_Emphasis">simple, physiological, and comparable</text:span> across parcels and seasons.</text:p>
      <text:list xml:id="list190215570558689" text:continue-list="list190215046349702" text:style-name="Numbering_20_123">
        <text:list-header>
          <text:h text:style-name="P50" text:outline-level="1"><text:span text:style-name="Strong_20_Emphasis"><text:span text:style-name="T23"/></text:span></text:h>
        </text:list-header>
        <text:list-item>
          <text:h text:style-name="P51" text:outline-level="1"><text:bookmark-start text:name="__RefHeading___Toc9538_3752580138"/><text:span text:style-name="Strong_20_Emphasis"><text:span text:style-name="T23">Why the CIF Represents a Major Advancement</text:span></text:span><text:bookmark-end text:name="__RefHeading___Toc9538_3752580138"/></text:h>
        </text:list-item>
      </text:list>
      <text:p text:style-name="P46"><text:span text:style-name="Strong_20_Emphasis">The CIF transforms agricultural traceability into:</text:span></text:p>
      <text:list text:style-name="L17">
        <text:list-item>
          <text:p text:style-name="P52">enriched agronomic data</text:p>
        </text:list-item>
        <text:list-item>
          <text:p text:style-name="P52">structured analysis by physiological stages</text:p>
        </text:list-item>
        <text:list-item>
          <text:p text:style-name="P52">reproducible multi‑plot comparison</text:p>
        </text:list-item>
        <text:list-item>
          <text:p text:style-name="P52">official reporting</text:p>
        </text:list-item>
        <text:list-item>
          <text:p text:style-name="P52">strategic management insights</text:p>
        </text:list-item>
        <text:list-item>
          <text:p text:style-name="P52"><text:span text:style-name="Strong_20_Emphasis">nutritional and systemic characterization of the harvested crop</text:span></text:p>
        </text:list-item>
      </text:list>
      <text:p text:style-name="P14">With its structured blocks (<text:span text:style-name="Emphasis">soil_analysis</text:span>, <text:span text:style-name="Emphasis">variety_traits</text:span>, <text:span text:style-name="Emphasis">growthmetrics</text:span>, <text:span text:style-name="Emphasis">yield_</text:span>**, <text:span text:style-name="Emphasis">plant_invariants</text:span>), the CIF provides a direct reading of:</text:p>
      <text:list text:continue-numbering="true" text:style-name="L17">
        <text:list-item>
          <text:p text:style-name="P52">yield‑limiting factors</text:p>
        </text:list-item>
        <text:list-item>
          <text:p text:style-name="P52"><text:span text:style-name="Strong_20_Emphasis">nutritional outcomes (protein, starch, fiber, digestibility, energy)</text:span></text:p>
        </text:list-item>
        <text:list-item>
          <text:p text:style-name="P52"><text:span text:style-name="Strong_20_Emphasis">systemic performance (sovereignty, circularity, resource pressure, interannual stability)</text:span></text:p>
        </text:list-item>
      </text:list>
      <text:p text:style-name="P14">This enables diagnosis, improvement strategies, nutritional quality programs, and institutional reporting across agronomy, food systems, feed systems, and circularity‑oriented infrastructures.</text:p>
      <text:p text:style-name="P46"><text:span text:style-name="Strong_20_Emphasis"/></text:p>
      <text:p text:style-name="P53"/>
      <text:p text:style-name="P53"/>
      <text:list xml:id="list190216089510412" text:continue-list="list190215570558689" text:style-name="Numbering_20_123">
        <text:list-item>
          <text:h text:style-name="P17" text:outline-level="1"><text:bookmark-start text:name="__RefHeading___Toc9540_3752580138"/><text:span text:style-name="Strong_20_Emphasis"><text:span text:style-name="T23">Benefits of the CIF for Farmers</text:span></text:span><text:bookmark-end text:name="__RefHeading___Toc9540_3752580138"/></text:h>
        </text:list-item>
      </text:list>
      <text:p text:style-name="Text_20_body">The CIF can become the <text:span text:style-name="Strong_20_Emphasis">single point of entry</text:span> for a farmer’s operational traceability.<text:line-break/>A single data entry, in one place, using the exact same information as usual.</text:p>
      <text:h text:style-name="P40" text:outline-level="3"><text:span text:style-name="Strong_20_Emphasis">CompaniX Automatically Generates Official Reports</text:span></text:h>
      <text:p text:style-name="Text_20_body">From the CIF, CompaniX automatically produces:</text:p>
      <text:list text:style-name="L18">
        <text:list-item>
          <text:p text:style-name="P54">regulatory reports </text:p>
        </text:list-item>
        <text:list-item>
          <text:p text:style-name="P54">audit documents </text:p>
        </text:list-item>
        <text:list-item>
          <text:p text:style-name="P54">summaries requested by cooperatives </text:p>
        </text:list-item>
        <text:list-item>
          <text:p text:style-name="P55">standardized exports for agricultural authorities </text:p>
        </text:list-item>
      </text:list>
      <text:p text:style-name="Text_20_body">→ The farmer enters data once.<text:line-break/>→ CompaniX handles the rest.</text:p>
      <text:h text:style-name="P56" text:outline-level="3"><text:span text:style-name="Strong_20_Emphasis"><text:span text:style-name="T25"/></text:span></text:h>
      <text:h text:style-name="P56" text:outline-level="3"><text:span text:style-name="Strong_20_Emphasis"><text:span text:style-name="T25">A Clear Understanding of What Influenced Yield and Nutritional Quality</text:span></text:span></text:h>
      <text:p text:style-name="P46">The CIF highlights:</text:p>
      <text:list text:style-name="L19">
        <text:list-item>
          <text:p text:style-name="P57">the alignment of the management schedule with climatic conditions</text:p>
        </text:list-item>
        <text:list-item>
          <text:p text:style-name="P57">timing variations between plots or years</text:p>
        </text:list-item>
        <text:list-item>
          <text:p text:style-name="P57">the actual reaction of the crop to soil and climate conditions</text:p>
        </text:list-item>
        <text:list-item>
          <text:p text:style-name="P57">the nutritional signature of the harvested crop (protein, starch, digestibility, energy) <text:s/></text:p>
        </text:list-item>
        <text:list-item>
          <text:p text:style-name="P57">systemic indicators such as sovereignty, circularity, and resource pressure</text:p>
        </text:list-item>
      </text:list>
      <text:p text:style-name="Text_20_body"/>
      <text:p text:style-name="Text_20_body">If nec<text:span text:style-name="T30">es</text:span>sary, the CIF makes it possible to <text:span text:style-name="Strong_20_Emphasis">adjust the management schedule</text:span> based on the conditions actually experienced in the field.</text:p>
      <text:h text:style-name="P40" text:outline-level="3"><text:span text:style-name="Strong_20_Emphasis"/></text:h>
      <text:h text:style-name="P40" text:outline-level="3"><text:span text:style-name="Strong_20_Emphasis">Objective Comparison Between Plots</text:span></text:h>
      <text:p text:style-name="Text_20_body">Same soil, same variety, same weather… but not the same yield.<text:line-break/>The CIF makes it possible to <text:span text:style-name="Strong_20_Emphasis">understand why</text:span>.</text:p>
      <text:h text:style-name="P40" text:outline-level="3"><text:span text:style-name="Strong_20_Emphasis"/></text:h>
      <text:h text:style-name="P40" text:outline-level="3"><text:span text:style-name="Strong_20_Emphasis">Valuable Traceability</text:span></text:h>
      <text:p text:style-name="Text_20_body">The CIF can be used for:</text:p>
      <text:list text:style-name="L20">
        <text:list-item>
          <text:p text:style-name="P58">quality assurance initiatives </text:p>
        </text:list-item>
        <text:list-item>
          <text:p text:style-name="P58">certifications </text:p>
        </text:list-item>
        <text:list-item>
          <text:p text:style-name="P58">audits </text:p>
        </text:list-item>
        <text:list-item>
          <text:p text:style-name="P58">administrative requests </text:p>
        </text:list-item>
        <text:list-item>
          <text:p text:style-name="P58"><text:span text:style-name="Strong_20_Emphasis">food‑sector quality programs (flour, starch, protein, processing suitability)</text:span> </text:p>
        </text:list-item>
        <text:list-item>
          <text:p text:style-name="P58"><text:soft-page-break/><text:span text:style-name="Strong_20_Emphasis">feed‑sector quality programs (digestibility, energy, amino acid patterns)</text:span></text:p>
        </text:list-item>
      </text:list>
      <text:h text:style-name="P40" text:outline-level="3"><text:span text:style-name="Strong_20_Emphasis"/></text:h>
      <text:h text:style-name="P40" text:outline-level="3"><text:span text:style-name="Strong_20_Emphasis">Zero Additional Work</text:span></text:h>
      <text:p text:style-name="Text_20_body">The system automatically enriches the data (active substance, mode of action, indices, etc.).<text:line-break/>The farmer does <text:span text:style-name="Strong_20_Emphasis">nothing more</text:span> than what they already do.</text:p>
      <text:p text:style-name="Text_20_body"/>
      <text:p text:style-name="Text_20_body"/>
      <text:list xml:id="list190214319214220" text:continue-list="list190216089510412" text:style-name="Numbering_20_123">
        <text:list-item>
          <text:h text:style-name="P17" text:outline-level="1"><text:bookmark-start text:name="__RefHeading___Toc9542_3752580138"/><text:span text:style-name="Strong_20_Emphasis"><text:span text:style-name="T23">Benefits of the CIF for Agronomists</text:span></text:span><text:bookmark-end text:name="__RefHeading___Toc9542_3752580138"/></text:h>
        </text:list-item>
      </text:list>
      <text:p text:style-name="Text_20_body">The CIF is designed to <text:span text:style-name="Strong_20_Emphasis">empower field agronomists, advisors, and agricultural engineers</text:span>.<text:line-break/>It transforms scattered observations into a <text:span text:style-name="Strong_20_Emphasis">structured, comparable, and physiologically readable baseline</text:span>, improving both the <text:span text:style-name="Strong_20_Emphasis">quality of diagnosis</text:span> and the <text:span text:style-name="Strong_20_Emphasis">relevance of recommendations</text:span>.</text:p>
      <text:h text:style-name="P59" text:outline-level="3"><text:span text:style-name="Strong_20_Emphasis"><text:span text:style-name="T25">A Structured Agronomic and Nutritional Reading of the Cycle</text:span></text:span></text:h>
      <text:p text:style-name="Text_20_body">The CIF organizes information by <text:span text:style-name="Strong_20_Emphasis">physiological and operational stages</text:span>, not simple calendar dates.<text:line-break/>This allows agronomists to reason directly in relation to:</text:p>
      <text:list text:style-name="L21">
        <text:list-item>
          <text:p text:style-name="P60">crop physiology </text:p>
        </text:list-item>
        <text:list-item>
          <text:p text:style-name="P60">sensitive phases </text:p>
        </text:list-item>
        <text:list-item>
          <text:p text:style-name="P60">critical moments for yield formation </text:p>
        </text:list-item>
        <text:list-item>
          <text:p text:style-name="P61"><text:span text:style-name="Strong_20_Emphasis">nutritional outcomes (protein, starch, fiber, digestibility, energy)</text:span></text:p>
        </text:list-item>
        <text:list-item>
          <text:p text:style-name="P61"><text:span text:style-name="Strong_20_Emphasis">systemic performance (sovereignty, circularity, resource pressure)</text:span></text:p>
        </text:list-item>
      </text:list>
      <text:h text:style-name="P40" text:outline-level="3" text:is-list-header="true"><text:span text:style-name="Strong_20_Emphasis"/></text:h>
      <text:h text:style-name="P40" text:outline-level="3"><text:span text:style-name="Strong_20_Emphasis">Faster and More Objective Diagnostics</text:span></text:h>
      <text:p text:style-name="Text_20_body">The CIF gathers in one place:</text:p>
      <text:list text:style-name="L22">
        <text:list-item>
          <text:p text:style-name="P62">conditions experienced by the crop </text:p>
        </text:list-item>
        <text:list-item>
          <text:p text:style-name="P62">stresses </text:p>
        </text:list-item>
        <text:list-item>
          <text:p text:style-name="P62">variability </text:p>
        </text:list-item>
        <text:list-item>
          <text:p text:style-name="P62">management interventions </text:p>
        </text:list-item>
        <text:list-item>
          <text:p text:style-name="P63"><text:span text:style-name="Strong_20_Emphasis">nutritional composition and derived nutritional values</text:span></text:p>
        </text:list-item>
        <text:list-item>
          <text:p text:style-name="P63"><text:span text:style-name="Strong_20_Emphasis"><text:span text:style-name="T30">s</text:span></text:span><text:span text:style-name="Strong_20_Emphasis">ystemic indicators</text:span></text:p>
        </text:list-item>
      </text:list>
      <text:p text:style-name="Text_20_body">This enables agronomists to <text:span text:style-name="Strong_20_Emphasis">quickly identify explanatory factors</text:span> for yield gaps, using a more robust foundation than isolated observations.</text:p>
      <text:h text:style-name="P40" text:outline-level="3"><text:span text:style-name="Strong_20_Emphasis"/></text:h>
      <text:h text:style-name="P40" text:outline-level="3"><text:span text:style-name="Strong_20_Emphasis">Rigorous Comparison Between Plots and Seasons</text:span></text:h>
      <text:p text:style-name="Text_20_body">The CIF facilitates comparisons between:</text:p>
      <text:list text:style-name="L23">
        <text:list-item>
          <text:p text:style-name="P64">seemingly similar plots </text:p>
        </text:list-item>
        <text:list-item>
          <text:p text:style-name="P64">successive seasons </text:p>
        </text:list-item>
        <text:list-item>
          <text:p text:style-name="P65">different management practices </text:p>
        </text:list-item>
      </text:list>
      <text:p text:style-name="Text_20_body">It makes it possible to clearly distinguish what is driven by:</text:p>
      <text:list text:style-name="L24">
        <text:list-item>
          <text:p text:style-name="P66">soil </text:p>
        </text:list-item>
        <text:list-item>
          <text:p text:style-name="P66">climate </text:p>
        </text:list-item>
        <text:list-item>
          <text:p text:style-name="P66">stress </text:p>
        </text:list-item>
        <text:list-item>
          <text:p text:style-name="P66">variability </text:p>
        </text:list-item>
        <text:list-item>
          <text:p text:style-name="P67">management </text:p>
        </text:list-item>
      </text:list>
      <text:h text:style-name="P40" text:outline-level="3" text:is-list-header="true"><text:soft-page-break/><text:span text:style-name="Strong_20_Emphasis"/></text:h>
      <text:h text:style-name="P40" text:outline-level="3"><text:span text:style-name="Strong_20_Emphasis">Concrete Support for Recommendations</text:span></text:h>
      <text:p text:style-name="Text_20_body">By linking interventions, their timing, their intensity, and the conditions actually experienced, the CIF helps agronomists formulate recommendations that are:</text:p>
      <text:list text:style-name="L25">
        <text:list-item>
          <text:p text:style-name="P68">more precise </text:p>
        </text:list-item>
        <text:list-item>
          <text:p text:style-name="P68">better argued </text:p>
        </text:list-item>
        <text:list-item>
          <text:p text:style-name="P69">better documented </text:p>
        </text:list-item>
      </text:list>
      <text:h text:style-name="P40" text:outline-level="3" text:is-list-header="true"><text:span text:style-name="Strong_20_Emphasis"/></text:h>
      <text:h text:style-name="P40" text:outline-level="3"><text:span text:style-name="Strong_20_Emphasis">Time Savings in Data Collection and Formalization</text:span></text:h>
      <text:p text:style-name="Text_20_body">The CIF standardizes the information needed for agronomic analysis.<text:line-break/>Agronomists spend <text:span text:style-name="Strong_20_Emphasis">less time reconstructing a plot’s history</text:span> and more time interpreting, comparing, and advising.</text:p>
      <text:h text:style-name="P40" text:outline-level="3"><text:span text:style-name="Strong_20_Emphasis"/></text:h>
      <text:h text:style-name="P40" text:outline-level="3"><text:span text:style-name="Strong_20_Emphasis">Support for Precision Agriculture and Quality Programs</text:span></text:h>
      <text:p text:style-name="Text_20_body">CIF invariants can be fed by sensors and field tools also used for precision operations.<text:line-break/>In real time, the agronomist can:</text:p>
      <text:list text:style-name="L26">
        <text:list-item>
          <text:p text:style-name="P70">target a specific zone </text:p>
        </text:list-item>
        <text:list-item>
          <text:p text:style-name="P70">verify it in the field </text:p>
        </text:list-item>
        <text:list-item>
          <text:p text:style-name="P70">decide more effectively on actions to take </text:p>
        </text:list-item>
        <text:list-item>
          <text:p text:style-name="P71">anticipate nutritional impacts (protein, starch, digestibility)</text:p>
        </text:list-item>
      </text:list>
      <text:h text:style-name="P40" text:outline-level="3" text:is-list-header="true"><text:span text:style-name="Strong_20_Emphasis"/></text:h>
      <text:h text:style-name="P40" text:outline-level="3"><text:span text:style-name="Strong_20_Emphasis">Direct View of Limiting Factors</text:span></text:h>
      <text:p text:style-name="Text_20_body">The <text:span text:style-name="Emphasis">yield_breakdown</text:span> and <text:span text:style-name="Emphasis">yield_summary</text:span> blocks provide agronomists with a <text:span text:style-name="Strong_20_Emphasis">direct reading of limiting factors</text:span>, without having to reconstruct the analysis from raw data.</text:p>
      <text:p text:style-name="Text_20_body"/>
      <text:list xml:id="list190215296060420" text:continue-list="list190214319214220" text:style-name="Numbering_20_123">
        <text:list-item>
          <text:h text:style-name="P17" text:outline-level="1"><text:bookmark-start text:name="__RefHeading___Toc9544_3752580138"/><text:span text:style-name="Strong_20_Emphasis"><text:span text:style-name="T23">Benefits of the CIF for Agricultural Authorities</text:span></text:span><text:bookmark-end text:name="__RefHeading___Toc9544_3752580138"/></text:h>
        </text:list-item>
      </text:list>
      <text:p text:style-name="Text_20_body">The CIF constitutes a <text:span text:style-name="Strong_20_Emphasis">standardized, neutral, and verifiable format</text:span> for documenting a crop cycle in a coherent, comparable, and scientifically sound manner.<text:line-break/>It relies exclusively on data operators already report in their traceability registers, <text:span text:style-name="Strong_20_Emphasis">without adding administrative burden</text:span>.</text:p>
      <text:h text:style-name="P40" text:outline-level="3"><text:span text:style-name="Strong_20_Emphasis">A Single Point of Entry for Operational Traceability</text:span></text:h>
      <text:p text:style-name="Text_20_body">The CIF centralizes all mandatory data in a <text:span text:style-name="Strong_20_Emphasis">structured and harmonized format</text:span>.</text:p>
      <text:h text:style-name="P40" text:outline-level="3"><text:span text:style-name="Strong_20_Emphasis">CompaniX Automatically Generates Regulatory Reports</text:span></text:h>
      <text:p text:style-name="Text_20_body">From the CIF, CompaniX produces:</text:p>
      <text:list text:style-name="L27">
        <text:list-item>
          <text:p text:style-name="P72">formalized reports for authorities </text:p>
        </text:list-item>
        <text:list-item>
          <text:p text:style-name="P72">audit documents </text:p>
        </text:list-item>
        <text:list-item>
          <text:p text:style-name="P72">standardized exports </text:p>
        </text:list-item>
        <text:list-item>
          <text:p text:style-name="P73">summaries of farming practices </text:p>
        </text:list-item>
      </text:list>
      <text:p text:style-name="Text_20_body">This guarantees <text:span text:style-name="Strong_20_Emphasis">methodological consistency</text:span> between traceability, agronomic analysis, and reporting.</text:p>
      <text:h text:style-name="P40" text:outline-level="3"><text:span text:style-name="Strong_20_Emphasis">A Harmonized and Comparable Format</text:span></text:h>
      <text:p text:style-name="Text_20_body">The CIF facilitates:</text:p>
      <text:list text:style-name="L28">
        <text:list-item>
          <text:p text:style-name="P74">regional or national consolidation </text:p>
        </text:list-item>
        <text:list-item>
          <text:p text:style-name="P74">practice analysis </text:p>
        </text:list-item>
        <text:list-item>
          <text:p text:style-name="P74">input tracking </text:p>
        </text:list-item>
        <text:list-item>
          <text:p text:style-name="P74">sustainability programs </text:p>
        </text:list-item>
        <text:list-item>
          <text:p text:style-name="P74">agroecological transition initiatives </text:p>
        </text:list-item>
        <text:list-item>
          <text:p text:style-name="P74">nutritional quality monitoring (protein, starch, energy, digestibility) <text:s/></text:p>
        </text:list-item>
        <text:list-item>
          <text:p text:style-name="P74">systemic performance monitoring (sovereignty, circularity, resource pressure)</text:p>
        </text:list-item>
      </text:list>
      <text:p text:style-name="Text_20_body"/>
      <text:h text:style-name="P40" text:outline-level="3" text:is-list-header="true"><text:span text:style-name="Strong_20_Emphasis">Enriched and Verifiable Traceability</text:span></text:h>
      <text:p text:style-name="Text_20_body">Interventions are automatically enriched with:</text:p>
      <text:list text:style-name="L29">
        <text:list-item>
          <text:p text:style-name="P75">active substance </text:p>
        </text:list-item>
        <text:list-item>
          <text:p text:style-name="P75">mode of action </text:p>
        </text:list-item>
        <text:list-item>
          <text:p text:style-name="P75">formulation </text:p>
        </text:list-item>
        <text:list-item>
          <text:p text:style-name="P75">concentration </text:p>
        </text:list-item>
        <text:list-item>
          <text:p text:style-name="P75">timing and intensity indices </text:p>
        </text:list-item>
        <text:list-item>
          <text:p text:style-name="P75">nutritional invariants derived from NIR and validated equations <text:s/></text:p>
        </text:list-item>
        <text:list-item>
          <text:p text:style-name="P75">systemic indicators supporting sustainability reporting</text:p>
        </text:list-item>
      </text:list>
      <text:p text:style-name="Text_20_body"/>
      <text:p text:style-name="Text_20_body">This reinforces the <text:span text:style-name="Strong_20_Emphasis">reliability and transparency</text:span> of the data.</text:p>
      <text:h text:style-name="P40" text:outline-level="3"><text:soft-page-break/><text:span text:style-name="Strong_20_Emphasis">A Physiological Vision of the Cycle</text:span></text:h>
      <text:p text:style-name="Text_20_body">The CIF structures data by <text:span text:style-name="Strong_20_Emphasis">physiological and operational stages</text:span>, enabling a more relevant agronomic reading than simple calendar dates.</text:p>
      <text:h text:style-name="P40" text:outline-level="3"><text:span text:style-name="Strong_20_Emphasis">Compatibility with Public Policies</text:span></text:h>
      <text:p text:style-name="Text_20_body">The CIF supports:</text:p>
      <text:list text:style-name="L30">
        <text:list-item>
          <text:p text:style-name="P76">input reduction strategies </text:p>
        </text:list-item>
        <text:list-item>
          <text:p text:style-name="P76">climate resilience programs </text:p>
        </text:list-item>
        <text:list-item>
          <text:p text:style-name="P76">certification processes </text:p>
        </text:list-item>
        <text:list-item>
          <text:p text:style-name="P77">practice monitoring systems </text:p>
        </text:list-item>
      </text:list>
      <text:p text:style-name="P46"><text:span text:style-name="Strong_20_Emphasis"/></text:p>
      <text:p text:style-name="P78"/>
      <text:p text:style-name="Text_20_body"/>
      <text:list text:continue-list="list190215296060420" text:style-name="Numbering_20_123">
        <text:list-item>
          <text:h text:style-name="P13" text:outline-level="1"><text:bookmark-start text:name="__RefHeading___Toc20752_337925500"/><text:span text:style-name="T31">T</text:span>he Foundation of the Vision<text:bookmark-end text:name="__RefHeading___Toc20752_337925500"/></text:h>
        </text:list-item>
      </text:list>
      <text:p text:style-name="P79">The CIF is <text:span text:style-name="Strong_20_Emphasis"><text:span text:style-name="T32">not merely a measurement and reporting tool</text:span></text:span>: it constitutes the <text:span text:style-name="Strong_20_Emphasis"><text:span text:style-name="T32">field-level building block of a broader cognitive infrastructure</text:span></text:span>.</text:p>
      <text:p text:style-name="P79"/>
      <text:p text:style-name="P79">The "Vision" chapter describes how this infrastructure brings forth a <text:span text:style-name="Strong_20_Emphasis"><text:span text:style-name="T32">global cognitive protocol for agricultural standardization</text:span></text:span>, built on <text:span text:style-name="Strong_20_Emphasis"><text:span text:style-name="T32">collective learning</text:span></text:span> and <text:span text:style-name="Strong_20_Emphasis"><text:span text:style-name="T32">territorial sovereignty</text:span></text:span>.</text:p>
      <text:p text:style-name="P79">By reading it, you will see how the data structured by the CIF becomes the <text:span text:style-name="Strong_20_Emphasis"><text:span text:style-name="T32">foundation of a system</text:span></text:span> capable of connecting farms, territories, and institutions within a <text:span text:style-name="Strong_20_Emphasis"><text:span text:style-name="T32">common agronomic language</text:span></text:span> – a <text:span text:style-name="Strong_20_Emphasis"><text:span text:style-name="T32">Global Agricultural Standardization Protocol</text:span></text:span>.</text:p>
      <text:p text:style-name="P80"/>
      <text:p text:style-name="P80"/>
      <text:list text:continue-numbering="true" text:style-name="Numbering_20_123">
        <text:list-item>
          <text:h text:style-name="P13" text:outline-level="1"><text:bookmark-start text:name="__RefHeading___Toc20754_337925500"/><text:span text:style-name="Strong_20_Emphasis">The Vision</text:span><text:bookmark-end text:name="__RefHeading___Toc20754_337925500"/></text:h>
        </text:list-item>
      </text:list>
      <text:p text:style-name="P81"><text:span text:style-name="Strong_20_Emphasis"><text:span text:style-name="T33">A vision that opens a possible future</text:span></text:span></text:p>
      <text:p text:style-name="P82">There are projects that do more than provide a solution. They reveal a possible future. They show what a system could become if we choose to make it evolve rather than endure it. This document belongs to that rare category.</text:p>
      <text:p text:style-name="P83">It does not merely describe an architecture or a protocol. It outlines the contours of a world where agriculture, health, and nutrition no longer operate in silos, but as a living organism — capable of learning, adapting, and protecting the populations it serves.</text:p>
      <text:p text:style-name="P83">As you read these pages, you will discover a system that connects farms to one another, that lets field data converse with market signals, and that transforms every local observation into collective knowledge. What you are about to read is not an abstraction: it is a concrete, possible trajectory, already in motion.</text:p>
      <text:p text:style-name="P81"><text:span text:style-name="Strong_20_Emphasis"><text:span text:style-name="T33">Imagine…</text:span></text:span></text:p>
      <text:p text:style-name="P82">Imagine an agriculture where every decision — sowing, irrigating, treating, harvesting — enriches a collective intelligence that improves with every cycle. An agriculture where soil data, climate data, yields, markets, and even the nutritional and health needs of populations no longer remain isolated. They become living knowledge — shared, connected, immediately actionable.</text:p>
      <text:p text:style-name="P83">Imagine a system where every farm progresses thanks to the others, where every territory gains resilience, and where every data point strengthens collective performance. A system capable of anticipating risks, optimizing resources, and aligning agricultural production with real nutritional and health needs.</text:p>
      <text:p text:style-name="P81"><text:span text:style-name="Strong_20_Emphasis"><text:span text:style-name="T33">This is the vision carried by CompaniX.</text:span></text:span></text:p>
      <text:p text:style-name="P82">A project that does not seek to replace what exists, but to reinforce it. A project that offers a path to secure food resources, support farmers, anticipate crises, and align production with the real needs of populations.</text:p>
      <text:p text:style-name="P83">Some projects are important. Others are necessary. And then there are those that, by their very nature, call to be understood, supported, and extended — because they touch what underpins the stability of a society: its ability to nourish, protect, and anticipate.</text:p>
      <text:p text:style-name="P81"><text:span text:style-name="Strong_20_Emphasis"><text:span text:style-name="T33"/></text:span></text:p>
      <text:p text:style-name="P81"><text:span text:style-name="Strong_20_Emphasis"><text:span text:style-name="T33">CompaniX is one of those projects.</text:span></text:span></text:p>
      <text:p text:style-name="P81"><text:span text:style-name="Strong_20_Emphasis"><text:span text:style-name="T33"/></text:span></text:p>
      <text:list text:continue-numbering="true" text:style-name="Numbering_20_123">
        <text:list-item>
          <text:h text:style-name="P13" text:outline-level="1"><text:bookmark-start text:name="__RefHeading___Toc20756_337925500"/><text:span text:style-name="Strong_20_Emphasis">Toward a Global Cognitive Protocol for Agricultural Standardization</text:span><text:bookmark-end text:name="__RefHeading___Toc20756_337925500"/></text:h>
        </text:list-item>
      </text:list>
      <text:p text:style-name="P84"><text:span text:style-name="Strong_20_Emphasis"><text:span text:style-name="T34">An Emerging Global Protocol</text:span></text:span></text:p>
      <text:p text:style-name="P85"><text:span text:style-name="Strong_20_Emphasis"><text:span text:style-name="T11">CompaniX is not limited to optimizing farms or aggregating data. By orchestrating distributed technologies, evolving ontologies, sovereign knowledge graphs, and an antifragile cognitive learning system powered by frugal cycle capture and field tools (IoT sensors, robots, drones used both for measurement and operational execution), the system gradually creates a </text:span></text:span><text:span text:style-name="Strong_20_Emphasis"><text:span text:style-name="T35">shared language</text:span></text:span><text:span text:style-name="Strong_20_Emphasis"><text:span text:style-name="T11"> between farms, regions, financial institutions, and actors across the food chain.</text:span></text:span></text:p>
      <text:p text:style-name="P86">This shared language — built from definitions, invariants, cycles, responses to shocks, and operational standards — becomes, in practice, a <text:span text:style-name="Strong_20_Emphasis">reference protocol</text:span>. It enables different regions to compare their situations <text:span text:style-name="Strong_20_Emphasis">without sharing their data</text:span>, to align their practices <text:span text:style-name="Strong_20_Emphasis">without standardizing their contexts</text:span>, and to synchronize their decisions <text:span text:style-name="Strong_20_Emphasis">while preserving full sovereignty</text:span>.</text:p>
      <text:p text:style-name="P86">As the network expands, this protocol acquires a rare property: it becomes <text:span text:style-name="Strong_20_Emphasis">self‑reinforcing</text:span>. Each new region enriches the global knowledge base, each cycle improves the precision of recommendations, and each actor progressively adopts the same standards of measurement, evaluation, and remediation.</text:p>
      <text:p text:style-name="P86">Without ever imposing it, CompaniX creates the conditions for the emergence of a <text:span text:style-name="Strong_20_Emphasis">global protocol for agricultural standardization</text:span>, grounded in sovereignty, interoperability, and collective learning. A protocol capable of unifying practices, reducing systemic risks, and aligning agricultural production with real nutritional and health needs.</text:p>
      <text:p text:style-name="P86">This is not a platform. It is a <text:span text:style-name="Strong_20_Emphasis">cognitive infrastructure</text:span> from which a global standard emerges.</text:p>
      <text:p text:style-name="P85"><text:span text:style-name="Strong_20_Emphasis"><text:span text:style-name="T11"/></text:span></text:p>
      <text:p text:style-name="P84"><text:span text:style-name="Strong_20_Emphasis"><text:span text:style-name="T34">A Lean Enterprise by Design</text:span></text:span></text:p>
      <text:p text:style-name="P87"><text:span text:style-name="Strong_20_Emphasis"><text:span text:style-name="T36">CompaniX was conceived from the outset to be </text:span></text:span><text:span text:style-name="Strong_20_Emphasis"><text:span text:style-name="T37">extremely lean</text:span></text:span><text:span text:style-name="Strong_20_Emphasis"><text:span text:style-name="T36"> in every dimension. Operations rely on standardized, reproducible processes; the technological architecture is distributed and modular; and each region operates its own instance without central overhead. Data does not circulate: only </text:span></text:span><text:span text:style-name="Strong_20_Emphasis"><text:span text:style-name="T37">learning</text:span></text:span><text:span text:style-name="Strong_20_Emphasis"><text:span text:style-name="T36"> propagates, reducing costs, risks, and regulatory constraints.</text:span></text:span></text:p>
      <text:p text:style-name="P88">Governance remains lightweight, based on standards rather than complex structures, and development follows a modular, iterative logic focused on <text:span text:style-name="Strong_20_Emphasis">direct value for farms and territories</text:span>.</text:p>
      <text:p text:style-name="P88">This (extremely) lean approach is not an aesthetic choice: it is a <text:span text:style-name="Strong_20_Emphasis">structural requirement</text:span> for a global protocol to emerge, spread, and remain sovereign, effective, and economically viable.</text:p>
      <text:p text:style-name="P89"/>
      <text:list text:continue-numbering="true" text:style-name="Numbering_20_123">
        <text:list-item>
          <text:h text:style-name="P17" text:outline-level="1"><text:bookmark-start text:name="__RefHeading___Toc21123_337925500"/><text:span text:style-name="Strong_20_Emphasis"><text:span text:style-name="T23">CompaniX Architecture</text:span></text:span><text:bookmark-end text:name="__RefHeading___Toc21123_337925500"/></text:h>
        </text:list-item>
      </text:list>
      <text:p text:style-name="P90"><text:span text:style-name="Strong_20_Emphasis"><text:span text:style-name="T38"/></text:span></text:p>
      <text:p text:style-name="P90"><text:span text:style-name="Strong_20_Emphasis"><text:span text:style-name="T38">================================================================================================</text:span></text:span></text:p>
      <text:p text:style-name="P90"><text:span text:style-name="Strong_20_Emphasis"><text:span text:style-name="T38"><text:s text:c="25"/></text:span></text:span><text:span text:style-name="Strong_20_Emphasis"><text:span text:style-name="T39">COMPANIX ARCHITECTURE: STRICT ROLE SEPARATION</text:span></text:span></text:p>
      <text:p text:style-name="P90"><text:span text:style-name="Strong_20_Emphasis"><text:span text:style-name="T38">================================================================================================</text:span></text:span></text:p>
      <text:p text:style-name="P90"><text:span text:style-name="Strong_20_Emphasis"><text:span text:style-name="T38"/></text:span></text:p>
      <text:p text:style-name="P90"><text:span text:style-name="Strong_20_Emphasis"><text:span text:style-name="T38"/></text:span></text:p>
      <text:p text:style-name="P90"><text:span text:style-name="Strong_20_Emphasis"><text:span text:style-name="T38"><text:s text:c="6"/>[ ON-FARM / LOCAL ENVIRONMENT ] <text:s text:c="24"/>[ REMOTE / NATIONAL OR GLOBAL ]</text:span></text:span></text:p>
      <text:p text:style-name="P90"><text:span text:style-name="Strong_20_Emphasis"><text:span text:style-name="T38"><text:s/></text:span></text:span></text:p>
      <text:p text:style-name="P90"><text:span text:style-name="Strong_20_Emphasis"><text:span text:style-name="T38"><text:s text:c="3"/>+------------------------------------+ <text:s text:c="16"/>+------------------------------------+</text:span></text:span></text:p>
      <text:p text:style-name="P90"><text:span text:style-name="Strong_20_Emphasis"><text:span text:style-name="T38"><text:s text:c="3"/>| <text:s text:c="12"/>EDGE NODE <text:s text:c="13"/>| <text:s text:c="16"/>| <text:s text:c="9"/>COGNITIVE CORE <text:s text:c="11"/>|</text:span></text:span></text:p>
      <text:p text:style-name="P90"><text:span text:style-name="Strong_20_Emphasis"><text:span text:style-name="T38"><text:s text:c="3"/>|------------------------------------| <text:s text:c="16"/>|------------------------------------|</text:span></text:span></text:p>
      <text:p text:style-name="P90"><text:span text:style-name="Strong_20_Emphasis"><text:span text:style-name="T38"><text:s text:c="3"/>| <text:s text:c="35"/>| <text:s text:c="16"/>| <text:s text:c="35"/>|</text:span></text:span></text:p>
      <text:p text:style-name="P90"><text:span text:style-name="Strong_20_Emphasis"><text:span text:style-name="T38"><text:s text:c="3"/>| <text:s/>[Sensors &amp; IoT Devices] <text:s text:c="10"/>| <text:s text:c="16"/>| <text:s/>[Data Ingestion Pipeline] <text:s text:c="8"/>|</text:span></text:span></text:p>
      <text:p text:style-name="P90"><text:span text:style-name="Strong_20_Emphasis"><text:span text:style-name="T38"><text:s text:c="3"/>| <text:s text:c="7"/>| (Raw Data) <text:s text:c="15"/>| <text:s text:c="16"/>| <text:s text:c="7"/>| <text:s text:c="26"/>|</text:span></text:span></text:p>
      <text:p text:style-name="P90"><text:span text:style-name="Strong_20_Emphasis"><text:span text:style-name="T38"><text:s text:c="3"/>| <text:s text:c="7"/>v <text:s text:c="26"/>| <text:s text:c="16"/>| <text:s text:c="7"/>v <text:s text:c="26"/>|</text:span></text:span></text:p>
      <text:p text:style-name="P90"><text:span text:style-name="Strong_20_Emphasis"><text:span text:style-name="T38"><text:s text:c="3"/>| <text:s/>(Data Aggregation) <text:s text:c="15"/>| <text:s text:c="3"/>Transmits <text:s text:c="3"/>| <text:s/>(Ontologies &amp; Vectorization) <text:s text:c="5"/>|</text:span></text:span></text:p>
      <text:p text:style-name="P90"><text:span text:style-name="Strong_20_Emphasis"><text:span text:style-name="T38"><text:s text:c="3"/>| <text:s text:c="7"/>| <text:s text:c="26"/>| <text:s text:c="4"/>CIF 3.0 <text:s text:c="4"/>| <text:s text:c="7"/>| <text:s text:c="26"/>|</text:span></text:span></text:p>
      <text:p text:style-name="P90"><text:span text:style-name="Strong_20_Emphasis"><text:span text:style-name="T38"><text:s text:c="3"/>| <text:s text:c="7"/>+--&gt; Real-Time Management <text:s text:c="2"/>| ===============&gt;| <text:s text:c="7"/>+--&gt; Cross-Learning <text:s text:c="8"/>|</text:span></text:span></text:p>
      <text:p text:style-name="P90"><text:span text:style-name="Strong_20_Emphasis"><text:span text:style-name="T38"><text:s text:c="3"/>| <text:s text:c="7"/>+--&gt; Precision Operations <text:s text:c="2"/>| <text:s/>(Standardized <text:s/>| <text:s text:c="7"/>+--&gt; Yield Optimization <text:s text:c="4"/>|</text:span></text:span></text:p>
      <text:p text:style-name="P90"><text:span text:style-name="Strong_20_Emphasis"><text:span text:style-name="T38"><text:s text:c="3"/>| <text:s text:c="7"/>+--&gt; Instant Alerts <text:s text:c="8"/>| <text:s text:c="2"/>JSON File) <text:s text:c="3"/>| <text:s text:c="7"/>+--&gt; Best Practices ID <text:s text:c="5"/>|</text:span></text:span></text:p>
      <text:p text:style-name="P90"><text:span text:style-name="Strong_20_Emphasis"><text:span text:style-name="T38"><text:s text:c="3"/>| <text:s text:c="7"/>| <text:s text:c="26"/>| <text:s text:c="16"/>| <text:s text:c="7"/>+--&gt; Official Reporting <text:s text:c="4"/>|</text:span></text:span></text:p>
      <text:p text:style-name="P90"><text:span text:style-name="Strong_20_Emphasis"><text:span text:style-name="T38"><text:s text:c="3"/>| <text:s text:c="7"/>v <text:s text:c="26"/>| <text:s text:c="16"/>| <text:s text:c="35"/>|</text:span></text:span></text:p>
      <text:p text:style-name="P90"><text:span text:style-name="Strong_20_Emphasis"><text:span text:style-name="T38"><text:s text:c="3"/>| <text:s/>[CIF Generation Engine] <text:s text:c="10"/>| <text:s text:c="16"/>| <text:s text:c="35"/>|</text:span></text:span></text:p>
      <text:p text:style-name="P90"><text:span text:style-name="Strong_20_Emphasis"><text:span text:style-name="T38"><text:s text:c="3"/>| <text:s text:c="35"/>| <text:s text:c="16"/>| <text:s text:c="35"/>|</text:span></text:span></text:p>
      <text:p text:style-name="P90"><text:span text:style-name="Strong_20_Emphasis"><text:span text:style-name="T38"><text:s text:c="3"/>+------------------------------------+ <text:s text:c="16"/>+------------------------------------+</text:span></text:span></text:p>
      <text:p text:style-name="P90"><text:span text:style-name="Strong_20_Emphasis"><text:span text:style-name="T38"><text:s text:c="9"/>^ <text:s text:c="27"/>^ <text:s text:c="32"/>| <text:s text:c="17"/>|</text:span></text:span></text:p>
      <text:p text:style-name="P90"><text:span text:style-name="Strong_20_Emphasis"><text:span text:style-name="T38"><text:s text:c="9"/>| <text:s text:c="27"/>| <text:s text:c="5"/>Collective Knowledge, <text:s text:c="5"/>| <text:s text:c="17"/>|</text:span></text:span></text:p>
      <text:p text:style-name="P90"><text:span text:style-name="Strong_20_Emphasis"><text:span text:style-name="T38"><text:s text:c="9"/>| <text:s text:c="27"/>| <text:s text:c="3"/>Insights &amp; Formal Reports <text:s text:c="3"/>| <text:s text:c="17"/>|</text:span></text:span></text:p>
      <text:p text:style-name="P90"><text:span text:style-name="Strong_20_Emphasis"><text:span text:style-name="T38"><text:s text:c="9"/>| <text:s text:c="27"/>+---------------+-----------------+ <text:s text:c="17"/>|</text:span></text:span></text:p>
      <text:p text:style-name="P90"><text:span text:style-name="Strong_20_Emphasis"><text:span text:style-name="T38"><text:s text:c="9"/>| <text:s text:c="43"/>| <text:s text:c="35"/>|</text:span></text:span></text:p>
      <text:p text:style-name="P90"><text:span text:style-name="Strong_20_Emphasis"><text:span text:style-name="T38"><text:s text:c="9"/>v <text:s text:c="43"/>v <text:s text:c="35"/>v</text:span></text:span></text:p>
      <text:p text:style-name="P90"><text:span text:style-name="Strong_20_Emphasis"><text:span text:style-name="T38">+-----------------------+ <text:s text:c="14"/>+---------------------------+ <text:s text:c="13"/>+-----------------------+</text:span></text:span></text:p>
      <text:p text:style-name="P90"><text:span text:style-name="Strong_20_Emphasis"><text:span text:style-name="T38">| <text:s text:c="5"/>THE FARMER <text:s text:c="6"/>| <text:s text:c="14"/>| AGRICULTURAL AUTHORITIES <text:s/>| <text:s text:c="13"/>| <text:s text:c="3"/>THE AGRONOMISTS <text:s text:c="3"/>|</text:span></text:span></text:p>
      <text:p text:style-name="P90"><text:span text:style-name="Strong_20_Emphasis"><text:span text:style-name="T38">| <text:s/>(Local Execution &amp; <text:s text:c="2"/>| <text:s text:c="14"/>| <text:s/>(Regulatory Compliance <text:s text:c="2"/>| <text:s text:c="13"/>| (Strategic Insights &amp; |</text:span></text:span></text:p>
      <text:p text:style-name="P90"><text:span text:style-name="Strong_20_Emphasis"><text:span text:style-name="T38">| <text:s text:c="2"/>Automated Reports) <text:s/>| <text:s text:c="14"/>| <text:s text:c="2"/>&amp; Regional Monitoring) <text:s/>| <text:s text:c="13"/>| <text:s/>Yield Optimization) <text:s/>|</text:span></text:span></text:p>
      <text:p text:style-name="P90"><text:span text:style-name="Strong_20_Emphasis"><text:span text:style-name="T38">+-----------------------+ <text:s text:c="14"/>+---------------------------+ <text:s text:c="13"/>+-----------------------+</text:span></text:span></text:p>
      <text:list text:continue-numbering="true" text:style-name="Numbering_20_123">
        <text:list-item>
          <text:h text:style-name="P91" text:outline-level="1"><text:bookmark-start text:name="__RefHeading___Toc32739_3760442507"/><text:span text:style-name="Strong_20_Emphasis"><text:span text:style-name="T40">JSON CIF File</text:span></text:span><text:bookmark-end text:name="__RefHeading___Toc32739_3760442507"/></text:h>
        </text:list-item>
      </text:list>
      <text:p text:style-name="P92"><text:span text:style-name="Strong_20_Emphasis"><text:span text:style-name="T41">The CIF file has been removed from this document and is now available on GitHub :</text:span></text:span></text:p>
      <text:p text:style-name="P92"><text:span text:style-name="Strong_20_Emphasis"><text:span text:style-name="T41"/></text:span></text:p>
      <text:p text:style-name="P92"><text:a xlink:type="simple" xlink:href="https://github.com/janaffolter/CompaniX-CIF/blob/main/cif.json" text:style-name="Internet_20_link" text:visited-style-name="Visited_20_Internet_20_Link"><text:span text:style-name="Strong_20_Emphasis"><text:span text:style-name="T42">https://github.com/janaffolter/CompaniX-CIF/blob/main/cif.json</text:span></text:span></text:a></text:p>
      <text:p text:style-name="P92"><text:span text:style-name="Strong_20_Emphasis"><text:span text:style-name="T41"/></text:span></text:p>
      <text:p text:style-name="P92"><text:span text:style-name="Strong_20_Emphasis"><text:span text:style-name="T43"><text:line-break/></text:span></text:span></text:p>
      <text:p text:style-name="P93"><text:span text:style-name="Strong_20_Emphasis"><text:span text:style-name="T24"/></text:span></text:p>
      <text:p text:style-name="P93"><text:span text:style-name="Strong_20_Emphasis"/></text:p>
      <text:list text:continue-numbering="true" text:style-name="Numbering_20_123">
        <text:list-item>
          <text:h text:style-name="P94" text:outline-level="1"><text:bookmark-start text:name="__RefHeading___Toc23190_668124403"/><text:span text:style-name="Strong_20_Emphasis"><text:span text:style-name="T23">List of Acronyms Used</text:span></text:span><text:bookmark-end text:name="__RefHeading___Toc23190_668124403"/></text:h>
        </text:list-item>
      </text:list>
      <text:p text:style-name="P9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6"><text:span text:style-name="Strong_20_Emphasis"><text:span text:style-name="T35">Acronym</text:span></text:span></text:p>
            </table:table-cell>
            <table:table-cell table:style-name="Table2.A1" office:value-type="string">
              <text:p text:style-name="P96"><text:span text:style-name="Strong_20_Emphasis"><text:span text:style-name="T35">Meaning</text:span></text:span></text:p>
            </table:table-cell>
            <table:table-cell table:style-name="Table2.C1" office:value-type="string">
              <text:p text:style-name="P96"><text:span text:style-name="Strong_20_Emphasis"><text:span text:style-name="T35">Description</text:span></text:span></text:p>
            </table:table-cell>
          </table:table-row>
        </table:table-header-rows>
        <table:table-row>
          <table:table-cell table:style-name="Table2.A2" office:value-type="string">
            <text:p text:style-name="P97"><text:span text:style-name="Strong_20_Emphasis"><text:span text:style-name="T35">CIF</text:span></text:span></text:p>
          </table:table-cell>
          <table:table-cell table:style-name="Table2.A2" office:value-type="string">
            <text:p text:style-name="P97"><text:span text:style-name="Strong_20_Emphasis"><text:span text:style-name="T11">Cycle Invariant File</text:span></text:span></text:p>
          </table:table-cell>
          <table:table-cell table:style-name="Table2.C2" office:value-type="string">
            <text:p text:style-name="P98">CompaniX JSON file representing a crop cycle through agronomic invariants.</text:p>
          </table:table-cell>
        </table:table-row>
        <table:table-row>
          <table:table-cell table:style-name="Table2.A2" office:value-type="string">
            <text:p text:style-name="P97"><text:span text:style-name="Strong_20_Emphasis"><text:span text:style-name="T35">CV</text:span></text:span></text:p>
          </table:table-cell>
          <table:table-cell table:style-name="Table2.A2" office:value-type="string">
            <text:p text:style-name="P97"><text:span text:style-name="Strong_20_Emphasis"><text:span text:style-name="T11">Coefficient of Variation</text:span></text:span></text:p>
          </table:table-cell>
          <table:table-cell table:style-name="Table2.C2" office:value-type="string">
            <text:p text:style-name="P98">Measure of spatial variability (relative differences in moisture, temperature, EC, etc.).</text:p>
          </table:table-cell>
        </table:table-row>
        <table:table-row>
          <table:table-cell table:style-name="Table2.A2" office:value-type="string">
            <text:p text:style-name="P97"><text:span text:style-name="Strong_20_Emphasis"><text:span text:style-name="T35">EC</text:span></text:span></text:p>
          </table:table-cell>
          <table:table-cell table:style-name="Table2.A2" office:value-type="string">
            <text:p text:style-name="P97"><text:span text:style-name="Strong_20_Emphasis"><text:span text:style-name="T11">Electrical Conductivity</text:span></text:span></text:p>
          </table:table-cell>
          <table:table-cell table:style-name="Table2.C2" office:value-type="string">
            <text:p text:style-name="P98">Indicator of soil salinity, structure, texture, and spatial variability.</text:p>
          </table:table-cell>
        </table:table-row>
        <table:table-row>
          <table:table-cell table:style-name="Table2.A2" office:value-type="string">
            <text:p text:style-name="P97"><text:span text:style-name="Strong_20_Emphasis"><text:span text:style-name="T35">VPD</text:span></text:span></text:p>
          </table:table-cell>
          <table:table-cell table:style-name="Table2.A2" office:value-type="string">
            <text:p text:style-name="P97"><text:span text:style-name="Strong_20_Emphasis"><text:span text:style-name="T11">Vapor Pressure Deficit</text:span></text:span></text:p>
          </table:table-cell>
          <table:table-cell table:style-name="Table2.C2" office:value-type="string">
            <text:p text:style-name="P98">Key indicator of water stress and transpiration.</text:p>
          </table:table-cell>
        </table:table-row>
        <table:table-row>
          <table:table-cell table:style-name="Table2.A2" office:value-type="string">
            <text:p text:style-name="P97"><text:span text:style-name="Strong_20_Emphasis"><text:span text:style-name="T35">N‑1</text:span></text:span></text:p>
          </table:table-cell>
          <table:table-cell table:style-name="Table2.A2" office:value-type="string">
            <text:p text:style-name="P97"><text:span text:style-name="Strong_20_Emphasis"><text:span text:style-name="T11">Previous Crop Cycle</text:span></text:span></text:p>
          </table:table-cell>
          <table:table-cell table:style-name="Table2.C2" office:value-type="string">
            <text:p text:style-name="P98">Represented by the CIF from the previous season, capturing agronomic legacy.</text:p>
          </table:table-cell>
        </table:table-row>
      </table:table>
      <text:p text:style-name="P93"/>
      <text:p text:style-name="P93"><text:span text:style-name="Strong_20_Emphasis"><text:span text:style-name="T44"/></text:span></text:p>
      <text:list text:continue-numbering="true" text:style-name="Numbering_20_123">
        <text:list-item>
          <text:h text:style-name="P13" text:outline-level="1"><text:bookmark-start text:name="__RefHeading___Toc21363_337925500"/><text:span text:style-name="Strong_20_Emphasis">Project Ownership</text:span><text:bookmark-end text:name="__RefHeading___Toc21363_337925500"/></text:h>
        </text:list-item>
      </text:list>
      <text:p text:style-name="P99"><text:span text:style-name="Strong_20_Emphasis">Supported by:</text:span> Innosuisse</text:p>
      <text:p text:style-name="P99"><text:span text:style-name="Strong_20_Emphasis">Owner &amp; Founder:</text:span> Jan Affolter — <text:a xlink:type="simple" xlink:href="mailto:jan.affolter@gmail.com" text:style-name="Internet_20_link" text:visited-style-name="Visited_20_Internet_20_Link"><text:span text:style-name="T45">jan.affolter@gmail.com</text:span></text:a></text:p>
      <text:p text:style-name="P99"><text:span text:style-name="Strong_20_Emphasis">Intellectual Property Holder:</text:span> Jan Affolter ITS (CHE‑104.801.264)</text:p>
      <text:p text:style-name="P99"><text:span text:style-name="Strong_20_Emphasis">Location: </text:span><text:span text:style-name="Strong_20_Emphasis"><text:span text:style-name="T24">Lausanne, Switzerland</text:span></text:span></text:p>
      <text:p text:style-name="P99"><text:span text:style-name="Strong_20_Emphasis"><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style:contextual-spacing="false" fo:line-height="120%" style:page-number="auto"/>
      <style:text-properties style:font-name="Carlito2" fo:font-family="Carlito" style:font-style-name="Regular" style:font-family-generic="swiss" style:font-pitch="variable" fo:font-size="11pt"/>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master-page-name="">
      <style:paragraph-properties fo:margin-top="0in" fo:margin-bottom="0.1598in" style:contextual-spacing="false" style:page-number="auto" fo:break-before="auto" fo:break-after="auto">
        <style:tab-stops/>
      </style:paragraph-properties>
      <style:text-properties style:font-name="Carlito1" fo:font-family="Carlito" style:font-style-name="Bold"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style:font-name="Carlito1" fo:font-family="Carlito" style:font-style-name="Bold"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master-page-name="">
      <style:paragraph-properties fo:margin-top="0.0972in" fo:margin-bottom="0.0835in" style:contextual-spacing="false" style:page-number="auto">
        <style:tab-stops/>
      </style:paragraph-properties>
      <style:text-properties style:font-name="Carlito1" fo:font-family="Carlito"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035in" style:type="center"/>
          <style:tab-stop style:position="6.80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29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Preformatted_20_Text" style:display-name="Preformatted Text" style:family="paragraph" style:parent-style-name="Standard" style:class="html">
      <style:paragraph-properties fo:margin-top="0in" fo:margin-bottom="0in" style:contextual-spacing="false"/>
      <style:text-properties style:font-name="Cousine" fo:font-family="Cousine"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rlito" fo:font-family="Carlito"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6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6in" fo:text-indent="-0.8in" fo:margin-left="0.8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098in" fo:text-indent="-0.1201in" fo:margin-left="0.120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Carlito" fo:font-size="10pt" officeooo:rsid="00de0e34" officeooo:paragraph-rsid="0016a4ce" style:font-size-asian="10pt" style:font-size-complex="10pt"/>
    </style:style>
    <style:style style:name="MP2" style:family="paragraph" style:parent-style-name="Footer">
      <style:text-properties style:font-name="Carlito" fo:font-size="10pt" officeooo:paragraph-rsid="00593a8e" style:font-size-asian="10pt" style:font-size-complex="10pt"/>
    </style:style>
    <style:style style:name="MP3" style:family="paragraph" style:parent-style-name="Footer">
      <style:text-properties style:font-name="Carlito" fo:font-size="10pt" officeooo:paragraph-rsid="00289130" style:font-size-asian="10pt" style:font-size-complex="10pt"/>
    </style:style>
    <style:style style:name="MT1" style:family="text">
      <style:text-properties fo:font-weight="normal" officeooo:rsid="0016a4ce" style:font-name-asian="Source Han Sans CN Regular" style:font-weight-asian="normal" style:font-name-complex="Lohit Devanagari"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________________________________________________________________________________________________</text:p>
        <text:p text:style-name="MP2"><text:span text:style-name="Strong_20_Emphasis"><text:span text:style-name="MT1">CIF – Cycle Invariant File</text:span></text:span><text:tab/> <text:tab/>- <text:page-number text:select-page="current">24</text:page-number><text:s/>-</text:p>
      </style:footer>
      <style:footer-first>
        <text:p text:style-name="MP1">________________________________________________________________________________________________</text:p>
        <text:p text:style-name="MP3"><text:span text:style-name="Strong_20_Emphasis"><text:span text:style-name="MT1">CIF – Cycle Invariant File</text:span></text:span><text:tab/> <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9:01:57.466480646</meta:creation-date>
    <dc:title>Default</dc:title>
    <meta:editing-cycles>2</meta:editing-cycles>
    <meta:generator>LibreOffice/26.2.2.2$Linux_X86_64 LibreOffice_project/620$Build-2</meta:generator>
    <meta:editing-duration>PT7M13S</meta:editing-duration>
    <dc:date>2026-04-10T19:02:00.980727317</dc:date>
    <meta:document-statistic meta:table-count="1" meta:image-count="0" meta:object-count="0" meta:page-count="24" meta:paragraph-count="398" meta:word-count="3662" meta:character-count="27314" meta:non-whitespace-character-count="22491"/>
    <meta:template xlink:type="simple" xlink:actuate="onRequest" xlink:title="Default" xlink:href="../../../../../../usr/lib/libreoffice/share/template/common/styles/Default.ott" meta:date="2026-02-22T23:25:39.515499982"/>
  </office:meta>
</office:document-meta>
</file>